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paragraph-rsid="0fe4995a" style:font-weight-asian="normal" style:font-weight-complex="normal"/>
    </style:style>
    <style:style style:name="P4" style:family="paragraph" style:parent-style-name="Standard">
      <style:text-properties style:font-name="DejaVu Sans" fo:font-weight="bold" officeooo:rsid="0b63a8f9" officeooo:paragraph-rsid="0e0ff5f8" style:font-weight-asian="bold" style:font-weight-complex="bold"/>
    </style:style>
    <style:style style:name="P5" style:family="paragraph" style:parent-style-name="Standard">
      <style:text-properties style:font-name="DejaVu Sans" fo:font-weight="bold" officeooo:rsid="0b63a8f9" officeooo:paragraph-rsid="0fce0bf6" style:font-weight-asian="bold" style:font-weight-complex="bold"/>
    </style:style>
    <style:style style:name="P6" style:family="paragraph" style:parent-style-name="Standard">
      <style:text-properties style:font-name="DejaVu Sans" fo:font-weight="bold" officeooo:rsid="0960aa55" officeooo:paragraph-rsid="0ec624ab" style:font-weight-asian="bold" style:font-weight-complex="bold"/>
    </style:style>
    <style:style style:name="P7" style:family="paragraph" style:parent-style-name="Standard">
      <style:text-properties style:font-name="DejaVu Sans" fo:font-weight="bold" officeooo:rsid="077a6193" officeooo:paragraph-rsid="096386b6" style:font-weight-asian="bold" style:font-weight-complex="bold"/>
    </style:style>
    <style:style style:name="P8" style:family="paragraph" style:parent-style-name="Standard">
      <style:text-properties style:font-name="DejaVu Sans" fo:font-weight="bold" officeooo:rsid="0732101a" officeooo:paragraph-rsid="09640913" style:font-weight-asian="bold" style:font-weight-complex="bold"/>
    </style:style>
    <style:style style:name="P9" style:family="paragraph" style:parent-style-name="Standard">
      <style:text-properties style:font-name="DejaVu Sans" fo:font-weight="bold" officeooo:rsid="0732101a" officeooo:paragraph-rsid="096dbf0b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9670ddb" officeooo:paragraph-rsid="0ec67fe1" style:font-weight-asian="bold" style:font-weight-complex="bold"/>
    </style:style>
    <style:style style:name="P11" style:family="paragraph" style:parent-style-name="Standard">
      <style:text-properties style:font-name="DejaVu Sans" fo:font-weight="bold" officeooo:rsid="09670ddb" officeooo:paragraph-rsid="0f3e1ce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bold" officeooo:paragraph-rsid="0a8a7ec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bold" officeooo:paragraph-rsid="0b37221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bold" officeooo:paragraph-rsid="0b33d1a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" fo:font-weight="bold" officeooo:paragraph-rsid="0e0eef2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ans" fo:font-weight="bold" officeooo:rsid="0d2d18c7" officeooo:paragraph-rsid="0e12d974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97a15a6" officeooo:paragraph-rsid="0ed90e78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b8ddee7" officeooo:paragraph-rsid="0ec90f55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e422cc9" officeooo:paragraph-rsid="0e58bfdd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e4a1636" officeooo:paragraph-rsid="0e9185dc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a525c8e" officeooo:paragraph-rsid="0ecb2f5f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a54af44" officeooo:paragraph-rsid="0ed163fd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b544eed" officeooo:paragraph-rsid="0d654347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b544eed" officeooo:paragraph-rsid="0f6ff6b7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b544eed" officeooo:paragraph-rsid="0c4d7f38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b5c18f3" officeooo:paragraph-rsid="0b5c18f3" style:font-weight-asian="bold" style:font-weight-complex="bold"/>
    </style:style>
    <style:style style:name="P27" style:family="paragraph" style:parent-style-name="Standard">
      <style:text-properties style:font-name="DejaVu Sans" fo:font-weight="normal" officeooo:rsid="0b63a8f9" officeooo:paragraph-rsid="0fce0bf6" style:font-weight-asian="normal" style:font-weight-complex="normal"/>
    </style:style>
    <style:style style:name="P28" style:family="paragraph" style:parent-style-name="Standard">
      <style:text-properties style:font-name="DejaVu Sans" fo:font-weight="normal" officeooo:rsid="0b63a8f9" officeooo:paragraph-rsid="0fdee09b" style:font-weight-asian="normal" style:font-weight-complex="normal"/>
    </style:style>
    <style:style style:name="P29" style:family="paragraph" style:parent-style-name="Standard">
      <style:text-properties style:font-name="DejaVu Sans" fo:font-weight="normal" officeooo:rsid="0b63a8f9" officeooo:paragraph-rsid="0fe1d1ae" style:font-weight-asian="normal" style:font-weight-complex="normal"/>
    </style:style>
    <style:style style:name="P30" style:family="paragraph" style:parent-style-name="Standard">
      <style:text-properties style:font-name="DejaVu Sans" fo:font-weight="normal" officeooo:rsid="0b63a8f9" officeooo:paragraph-rsid="0fe67ed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font-weight="normal" officeooo:rsid="0813cbe3" officeooo:paragraph-rsid="0c3766b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f248f3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a8a7eca" style:font-weight-asian="normal" style:font-weight-complex="normal"/>
    </style:style>
    <style:style style:name="P34" style:family="paragraph" style:parent-style-name="Standard">
      <style:text-properties style:font-name="DejaVu Sans" fo:font-weight="normal" officeooo:rsid="0a54af44" officeooo:paragraph-rsid="0a525c8e" style:font-weight-asian="normal" style:font-weight-complex="normal"/>
    </style:style>
    <style:style style:name="P35" style:family="paragraph" style:parent-style-name="Standard">
      <style:text-properties style:font-name="DejaVu Sans" fo:font-weight="normal" officeooo:rsid="0a6221d7" officeooo:paragraph-rsid="0ed163f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DejaVu Sans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DejaVu Sans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text-properties style:font-name="DejaVu Sans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text-properties style:font-name="DejaVu Sans" fo:font-size="9pt" fo:font-style="normal" fo:font-weight="normal" officeooo:rsid="09640913" officeooo:paragraph-rsid="096dbf0b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text-properties style:font-name="DejaVu Sans" fo:font-size="9pt" fo:font-style="normal" fo:font-weight="normal" officeooo:rsid="09670ddb" officeooo:paragraph-rsid="0ec67fe1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b3d8491" officeooo:paragraph-rsid="0b3ed9b1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c2fcfc3" officeooo:paragraph-rsid="0a8a7eca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d25ccf7" officeooo:paragraph-rsid="0b372212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b33d1a9" officeooo:paragraph-rsid="0b33d1a9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f091323" officeooo:paragraph-rsid="0e0eef29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d4ca2bc" officeooo:paragraph-rsid="0e12d974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text-properties style:font-name="DejaVu Sans" fo:font-size="9pt" fo:font-style="normal" fo:font-weight="normal" officeooo:rsid="0f040072" officeooo:paragraph-rsid="0f4a8c12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text-properties style:font-name="DejaVu Sans" fo:font-size="9pt" fo:font-style="normal" fo:font-weight="normal" officeooo:rsid="0a6780a4" officeooo:paragraph-rsid="0ed90e78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text-properties style:font-name="DejaVu Sans" fo:font-size="9pt" fo:font-style="normal" fo:font-weight="normal" officeooo:rsid="0e321491" officeooo:paragraph-rsid="0ec90f55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text-properties style:font-name="DejaVu Sans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style:text-properties style:font-name="DejaVu Sans" fo:font-size="9pt" fo:font-style="normal" style:text-underline-style="none" fo:font-weight="normal" officeooo:rsid="0e4e923d" officeooo:paragraph-rsid="0e9185dc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style:text-properties style:font-name="DejaVu Sans" fo:font-size="9pt" fo:font-style="normal" style:text-underline-style="none" fo:font-weight="normal" officeooo:rsid="0dbf42c5" officeooo:paragraph-rsid="0ecccc2e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DejaVu Sans" fo:font-size="9pt" fo:font-weight="bold" officeooo:rsid="0716bceb" officeooo:paragraph-rsid="0b3ed9b1" style:font-size-asian="9pt" style:font-weight-asian="bold" style:font-size-complex="9pt" style:font-weight-complex="bold"/>
    </style:style>
    <style:style style:name="P5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a324a79" officeooo:paragraph-rsid="0ba2cc3c" style:font-size-asian="9pt" style:font-weight-asian="bold" style:font-size-complex="9pt" style:font-weight-complex="bold"/>
    </style:style>
    <style:style style:name="P57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ba2cc3c" style:font-size-asian="9pt" style:font-weight-asian="bold" style:font-size-complex="9pt" style:font-weight-complex="bold"/>
    </style:style>
    <style:style style:name="P58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faf8b4a" style:font-size-asian="9pt" style:font-weight-asian="bold" style:font-size-complex="9pt" style:font-weight-complex="bold"/>
    </style:style>
    <style:style style:name="P59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a2cc3c" style:font-size-asian="9pt" style:font-weight-asian="bold" style:font-size-complex="9pt" style:font-weight-complex="bold"/>
    </style:style>
    <style:style style:name="P60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b3de326" officeooo:paragraph-rsid="0ba2cc3c" style:font-size-asian="9pt" style:font-weight-asian="bold" style:font-size-complex="9pt" style:font-weight-complex="bold"/>
    </style:style>
    <style:style style:name="P61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801761c" officeooo:paragraph-rsid="0ba2cc3c" style:font-size-asian="9pt" style:font-weight-asian="bold" style:font-size-complex="9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DejaVu Sans" fo:font-size="9pt" fo:font-weight="normal" officeooo:rsid="0bc7b627" officeooo:paragraph-rsid="0c3766b4" style:font-size-asian="9pt" style:font-weight-asian="normal" style:font-size-complex="9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DejaVu Sans" fo:font-size="9pt" fo:font-weight="normal" officeooo:rsid="0f29bbc1" officeooo:paragraph-rsid="0f248f3d" style:font-size-asian="9pt" style:font-weight-asian="normal" style:font-size-complex="9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DejaVu Sans" fo:font-size="9pt" fo:font-weight="normal" officeooo:rsid="0c204544" officeooo:paragraph-rsid="0a8a7eca" style:font-size-asian="9pt" style:font-weight-asian="normal" style:font-size-complex="9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DejaVu Sans" fo:font-size="9pt" fo:font-weight="normal" officeooo:rsid="0dd22b58" officeooo:paragraph-rsid="0a8a7eca" style:font-size-asian="9pt" style:font-weight-asian="normal" style:font-size-complex="9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DejaVu Sans" fo:font-size="9pt" fo:font-weight="normal" officeooo:rsid="071b3c17" officeooo:paragraph-rsid="0a8a7eca" style:font-size-asian="9pt" style:font-weight-asian="normal" style:font-size-complex="9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DejaVu Sans" fo:font-size="9pt" fo:font-weight="normal" officeooo:rsid="0bc3f8a6" officeooo:paragraph-rsid="0a8a7eca" style:font-size-asian="9pt" style:font-weight-asian="normal" style:font-size-complex="9pt" style:font-weight-complex="normal"/>
    </style:style>
    <style:style style:name="P68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9204535" officeooo:paragraph-rsid="0faf8b4a" style:font-size-asian="9pt" style:font-weight-asian="normal" style:font-size-complex="9pt" style:font-weight-complex="normal"/>
    </style:style>
    <style:style style:name="P69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bf47653" officeooo:paragraph-rsid="0ba2cc3c" style:font-size-asian="9pt" style:font-weight-asian="normal" style:font-size-complex="9pt" style:font-weight-complex="normal"/>
    </style:style>
    <style:style style:name="P70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b3de326" officeooo:paragraph-rsid="0ba2cc3c" style:font-size-asian="9pt" style:font-weight-asian="normal" style:font-size-complex="9pt" style:font-weight-complex="normal"/>
    </style:style>
    <style:style style:name="P71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95d4b15" officeooo:paragraph-rsid="0ba2cc3c" style:font-size-asian="9pt" style:font-weight-asian="normal" style:font-size-complex="9pt" style:font-weight-complex="normal"/>
    </style:style>
    <style:style style:name="P72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cf102c6" officeooo:paragraph-rsid="0ba2cc3c" style:font-size-asian="9pt" style:font-weight-asian="normal" style:font-size-complex="9pt" style:font-weight-complex="normal"/>
    </style:style>
    <style:style style:name="P73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cd22fc4" officeooo:paragraph-rsid="0ba2cc3c" style:font-size-asian="9pt" style:font-weight-asian="normal" style:font-size-complex="9pt" style:font-weight-complex="normal"/>
    </style:style>
    <style:style style:name="P74" style:family="paragraph" style:parent-style-name="Standard">
      <style:text-properties style:font-name="DejaVu Sans"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style:font-name="DejaVu Sans" fo:font-style="normal" style:text-underline-style="none" fo:font-weight="normal" officeooo:rsid="0f6c7e8a" officeooo:paragraph-rsid="0f6c7e8a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style:font-name="DejaVu Sans" fo:font-style="normal" style:text-underline-style="none" fo:font-weight="normal" officeooo:rsid="0f72ca9d" officeooo:paragraph-rsid="0f96564e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DejaVu Sans" officeooo:paragraph-rsid="0a8a7eca"/>
    </style:style>
    <style:style style:name="P78" style:family="paragraph" style:parent-style-name="Standard">
      <style:text-properties style:font-name="DejaVu Sans" officeooo:paragraph-rsid="0ba2cc3c"/>
    </style:style>
    <style:style style:name="P79" style:family="paragraph" style:parent-style-name="Standard">
      <style:text-properties style:font-name="DejaVu Sans" officeooo:paragraph-rsid="0f4a8c12"/>
    </style:style>
    <style:style style:name="P80" style:family="paragraph" style:parent-style-name="Standard">
      <style:text-properties style:font-name="DejaVu Sans" style:text-underline-style="none" fo:font-weight="bold" officeooo:rsid="0e4a1636" officeooo:paragraph-rsid="0eca771b" style:font-weight-asian="bold" style:font-weight-complex="bold"/>
    </style:style>
    <style:style style:name="P81" style:family="paragraph" style:parent-style-name="Standard">
      <style:text-properties style:font-name="DejaVu Sans" style:text-underline-style="none" fo:font-weight="normal" officeooo:rsid="0b56ffad" officeooo:paragraph-rsid="0b544eed" style:font-weight-asian="normal" style:font-weight-complex="normal"/>
    </style:style>
    <style:style style:name="P82" style:family="paragraph" style:parent-style-name="Standard">
      <style:text-properties style:font-name="DejaVu Sans" style:text-underline-style="none" fo:font-weight="normal" officeooo:rsid="0b5c18f3" officeooo:paragraph-rsid="0b5c18f3" style:font-weight-asian="normal" style:font-weight-complex="normal"/>
    </style:style>
    <style:style style:name="P83" style:family="paragraph" style:parent-style-name="Standard">
      <style:text-properties style:font-name="DejaVu Sans" fo:font-style="italic" fo:font-weight="bold" officeooo:rsid="0f6c7e8a" officeooo:paragraph-rsid="0f6c7e8a" style:font-style-asian="italic" style:font-weight-asian="bold" style:font-style-complex="italic" style:font-weight-complex="bold"/>
    </style:style>
    <style:style style:name="P84" style:family="paragraph" style:parent-style-name="Standard"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85" style:family="paragraph" style:parent-style-name="Standard">
      <style:text-properties style:font-name="DejaVu Sans" fo:font-style="italic" fo:font-weight="bold" officeooo:rsid="0b8ddee7" officeooo:paragraph-rsid="0f9bdaa9" style:font-style-asian="italic" style:font-weight-asian="bold" style:font-style-complex="italic" style:font-weight-complex="bold"/>
    </style:style>
    <style:style style:name="P86" style:family="paragraph" style:parent-style-name="Standard">
      <style:text-properties officeooo:paragraph-rsid="0fb7b486"/>
    </style:style>
    <style:style style:name="P87" style:family="paragraph" style:parent-style-name="Standard">
      <style:text-properties officeooo:paragraph-rsid="0fd8c855"/>
    </style:style>
    <style:style style:name="P8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7a15a6" officeooo:paragraph-rsid="0efe2a73" style:font-weight-asian="bold" style:font-weight-complex="bold"/>
    </style:style>
    <style:style style:name="P89" style:family="paragraph" style:parent-style-name="Standard">
      <style:paragraph-properties fo:break-before="column"/>
      <style:text-properties style:font-name="DejaVu Sans" fo:font-weight="bold" officeooo:rsid="097a15a6" officeooo:paragraph-rsid="0ed87ead" style:font-weight-asian="bold" style:font-weight-complex="bold"/>
    </style:style>
    <style:style style:name="P90" style:family="paragraph" style:parent-style-name="Standard">
      <style:paragraph-properties fo:break-before="column"/>
      <style:text-properties style:font-name="DejaVu Sans" fo:font-weight="bold" officeooo:rsid="0b544eed" officeooo:paragraph-rsid="0f9bdaa9" style:font-weight-asian="bold" style:font-weight-complex="bold"/>
    </style:style>
    <style:style style:name="P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a76cfd8" officeooo:paragraph-rsid="0be6b1dc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b208f1e" officeooo:paragraph-rsid="0ca7c42a" style:font-size-asian="9pt" style:font-weight-asian="bold" style:font-size-complex="9pt" style:font-weight-complex="bold"/>
    </style:style>
    <style:style style:name="P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9606d16" officeooo:paragraph-rsid="0ba2cc3c" style:font-size-asian="9pt" style:font-weight-asian="bold" style:font-size-complex="9pt" style:font-weight-complex="bold"/>
    </style:style>
    <style:style style:name="P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46e18f" officeooo:paragraph-rsid="0faf8b4a" style:font-size-asian="9pt" style:font-weight-asian="bold" style:font-size-complex="9pt" style:font-weight-complex="bold"/>
    </style:style>
    <style:style style:name="P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cb03f6e" officeooo:paragraph-rsid="0be6b1dc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cdd3bf2" officeooo:paragraph-rsid="0ca7c42a" style:font-size-asian="9pt" style:font-style-asian="normal" style:font-weight-asian="normal" style:font-size-complex="9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normal" officeooo:rsid="09606d16" officeooo:paragraph-rsid="0ba2cc3c" style:font-size-asian="9pt" style:font-weight-asian="normal" style:font-size-complex="9pt" style:font-weight-complex="normal"/>
    </style:style>
    <style:style style:name="P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b2780c2" officeooo:paragraph-rsid="0ba2cc3c"/>
    </style:style>
    <style:style style:name="P9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d632c" style:font-weight-asian="bold" style:font-weight-complex="bold"/>
    </style:style>
    <style:style style:name="P100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style:font-name="DejaVu Sans" fo:font-weight="bold" officeooo:rsid="0b8ddee7" officeooo:paragraph-rsid="0ec90f55" style:font-weight-asian="bold" style:font-weight-complex="bold"/>
    </style:style>
    <style:style style:name="P101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e2a73" style:font-weight-asian="bold" style:font-weight-complex="bold"/>
    </style:style>
    <style:style style:name="P102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103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/>
      <style:text-properties style:font-name="DejaVu Sans" officeooo:paragraph-rsid="0f7494b8"/>
    </style:style>
    <style:style style:name="P104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DejaVu Sans" fo:font-size="9pt" fo:font-style="italic" fo:font-weight="bold" officeooo:rsid="06f66ded" officeooo:paragraph-rsid="0f7494b8" style:font-size-asian="9pt" style:font-style-asian="italic" style:font-weight-asian="bold" style:font-size-complex="9pt" style:font-style-complex="italic" style:font-weight-complex="bold"/>
    </style:style>
    <style:style style:name="P105" style:family="paragraph" style:parent-style-name="Heading_20_2">
      <style:text-properties officeooo:paragraph-rsid="0ff92a40"/>
    </style:style>
    <style:style style:name="P106" style:family="paragraph" style:parent-style-name="Standard">
      <style:text-properties officeooo:paragraph-rsid="0b30f79e"/>
    </style:style>
    <style:style style:name="P107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108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d7a6d" officeooo:paragraph-rsid="0e6d7a6d"/>
    </style:style>
    <style:style style:name="P109" style:family="paragraph" style:parent-style-name="Standard" style:list-style-name="L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7180d9" officeooo:paragraph-rsid="0b7180d9" style:font-weight-asian="bold" style:font-weight-complex="bold"/>
    </style:style>
    <style:style style:name="P110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7bc0f" style:font-style-asian="italic" style:font-weight-asian="bold" style:font-style-complex="italic" style:font-weight-complex="bold"/>
    </style:style>
    <style:style style:name="P111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f138" officeooo:paragraph-rsid="0e6cf138"/>
    </style:style>
    <style:style style:name="P112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paragraph-rsid="0e5943da"/>
    </style:style>
    <style:style style:name="P113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30016" officeooo:paragraph-rsid="0e630016"/>
    </style:style>
    <style:style style:name="P114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305d" officeooo:paragraph-rsid="0e6c305d"/>
    </style:style>
    <style:style style:name="P115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116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officeooo:paragraph-rsid="0e5943da"/>
    </style:style>
    <style:style style:name="P117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78787" officeooo:paragraph-rsid="0b578787" style:font-weight-asian="bold" style:font-weight-complex="bold"/>
    </style:style>
    <style:style style:name="P119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ae17c" officeooo:paragraph-rsid="0b5ae17c" style:font-weight-asian="bold" style:font-weight-complex="bold"/>
    </style:style>
    <style:style style:name="P120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6df3eb" officeooo:paragraph-rsid="0b6df3eb" style:font-weight-asian="bold" style:font-weight-complex="bold"/>
    </style:style>
    <style:style style:name="P121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122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style:font-name="DejaVu Sans" fo:font-size="9pt" fo:font-style="normal" style:text-underline-style="none" fo:font-weight="normal" officeooo:rsid="0e712893" officeooo:paragraph-rsid="0e712893" style:font-size-asian="9pt" style:font-style-asian="normal" style:font-weight-asian="normal" style:font-size-complex="9pt" style:font-style-complex="normal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style:text-underline-style="none" fo:font-weight="normal" officeooo:rsid="0dab519a" officeooo:paragraph-rsid="0dab519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a6bd2" style:font-weight-asian="normal" style:font-weight-complex="normal"/>
    </style:style>
    <style:style style:name="T19" style:family="text">
      <style:text-properties fo:font-weight="normal" officeooo:rsid="0a6b2afd" style:font-weight-asian="normal" style:font-weight-complex="normal"/>
    </style:style>
    <style:style style:name="T20" style:family="text">
      <style:text-properties fo:font-weight="normal" officeooo:rsid="0b43f044" style:font-weight-asian="normal" style:font-weight-complex="normal"/>
    </style:style>
    <style:style style:name="T21" style:family="text">
      <style:text-properties fo:font-weight="normal" officeooo:rsid="0b4729d1" style:font-weight-asian="normal" style:font-weight-complex="normal"/>
    </style:style>
    <style:style style:name="T22" style:family="text">
      <style:text-properties fo:font-weight="normal" officeooo:rsid="0b4fae9a" style:font-weight-asian="normal" style:font-weight-complex="normal"/>
    </style:style>
    <style:style style:name="T23" style:family="text">
      <style:text-properties fo:font-weight="normal" officeooo:rsid="0b4fcf47" style:font-weight-asian="normal" style:font-weight-complex="normal"/>
    </style:style>
    <style:style style:name="T24" style:family="text">
      <style:text-properties fo:font-weight="normal" officeooo:rsid="0b564b35" style:font-weight-asian="normal" style:font-weight-complex="normal"/>
    </style:style>
    <style:style style:name="T25" style:family="text">
      <style:text-properties fo:font-weight="normal" officeooo:rsid="0b566c66" style:font-weight-asian="normal" style:font-weight-complex="normal"/>
    </style:style>
    <style:style style:name="T26" style:family="text">
      <style:text-properties fo:font-weight="normal" officeooo:rsid="0b72b756" style:font-weight-asian="normal" style:font-weight-complex="normal"/>
    </style:style>
    <style:style style:name="T27" style:family="text">
      <style:text-properties fo:font-weight="normal" officeooo:rsid="0b73eff2" style:font-weight-asian="normal" style:font-weight-complex="normal"/>
    </style:style>
    <style:style style:name="T28" style:family="text">
      <style:text-properties fo:font-weight="normal" officeooo:rsid="0b749383" style:font-weight-asian="normal" style:font-weight-complex="normal"/>
    </style:style>
    <style:style style:name="T29" style:family="text">
      <style:text-properties fo:font-weight="normal" officeooo:rsid="0b79b87e" style:font-weight-asian="normal" style:font-weight-complex="normal"/>
    </style:style>
    <style:style style:name="T30" style:family="text">
      <style:text-properties fo:font-weight="normal" officeooo:rsid="0b7af5d1" style:font-weight-asian="normal" style:font-weight-complex="normal"/>
    </style:style>
    <style:style style:name="T31" style:family="text">
      <style:text-properties fo:font-weight="normal" officeooo:rsid="0b7bbd1e" style:font-weight-asian="normal" style:font-weight-complex="normal"/>
    </style:style>
    <style:style style:name="T32" style:family="text">
      <style:text-properties fo:font-weight="normal" officeooo:rsid="0b7cbbe0" style:font-weight-asian="normal" style:font-weight-complex="normal"/>
    </style:style>
    <style:style style:name="T33" style:family="text">
      <style:text-properties fo:font-weight="normal" officeooo:rsid="0ba7c2ab" style:font-weight-asian="normal" style:font-weight-complex="normal"/>
    </style:style>
    <style:style style:name="T34" style:family="text">
      <style:text-properties fo:font-weight="normal" officeooo:rsid="0bacccff" style:font-weight-asian="normal" style:font-weight-complex="normal"/>
    </style:style>
    <style:style style:name="T35" style:family="text">
      <style:text-properties fo:font-weight="normal" officeooo:rsid="0bbe266f" style:font-weight-asian="normal" style:font-weight-complex="normal"/>
    </style:style>
    <style:style style:name="T36" style:family="text">
      <style:text-properties fo:font-weight="normal" officeooo:rsid="0bf2698a" style:font-weight-asian="normal" style:font-weight-complex="normal"/>
    </style:style>
    <style:style style:name="T37" style:family="text">
      <style:text-properties fo:font-weight="normal" officeooo:rsid="0bf450ea" style:font-weight-asian="normal" style:font-weight-complex="normal"/>
    </style:style>
    <style:style style:name="T38" style:family="text">
      <style:text-properties fo:font-weight="normal" officeooo:rsid="0c0aa9b9" style:font-weight-asian="normal" style:font-weight-complex="normal"/>
    </style:style>
    <style:style style:name="T39" style:family="text">
      <style:text-properties fo:font-weight="normal" officeooo:rsid="0c0f1ff7" style:font-weight-asian="normal" style:font-weight-complex="normal"/>
    </style:style>
    <style:style style:name="T40" style:family="text">
      <style:text-properties fo:font-weight="normal" officeooo:rsid="0c10aea3" style:font-weight-asian="normal" style:font-weight-complex="normal"/>
    </style:style>
    <style:style style:name="T41" style:family="text">
      <style:text-properties fo:font-weight="normal" officeooo:rsid="0c155987" style:font-weight-asian="normal" style:font-weight-complex="normal"/>
    </style:style>
    <style:style style:name="T42" style:family="text">
      <style:text-properties fo:font-weight="normal" officeooo:rsid="0c162ac1" style:font-weight-asian="normal" style:font-weight-complex="normal"/>
    </style:style>
    <style:style style:name="T43" style:family="text">
      <style:text-properties fo:font-weight="normal" officeooo:rsid="0c830c11" style:font-weight-asian="normal" style:font-weight-complex="normal"/>
    </style:style>
    <style:style style:name="T44" style:family="text">
      <style:text-properties fo:font-weight="normal" officeooo:rsid="0c851f77" style:font-weight-asian="normal" style:font-weight-complex="normal"/>
    </style:style>
    <style:style style:name="T45" style:family="text">
      <style:text-properties fo:font-weight="normal" officeooo:rsid="0cb3b6b7" style:font-weight-asian="normal" style:font-weight-complex="normal"/>
    </style:style>
    <style:style style:name="T46" style:family="text">
      <style:text-properties fo:font-weight="normal" officeooo:rsid="0cb55f5b" style:font-weight-asian="normal" style:font-weight-complex="normal"/>
    </style:style>
    <style:style style:name="T47" style:family="text">
      <style:text-properties fo:font-weight="normal" officeooo:rsid="0cb74317" style:font-weight-asian="normal" style:font-weight-complex="normal"/>
    </style:style>
    <style:style style:name="T48" style:family="text">
      <style:text-properties fo:font-weight="normal" officeooo:rsid="0cc1605e" style:font-weight-asian="normal" style:font-weight-complex="normal"/>
    </style:style>
    <style:style style:name="T49" style:family="text">
      <style:text-properties fo:font-weight="normal" officeooo:rsid="0cc28e97" style:font-weight-asian="normal" style:font-weight-complex="normal"/>
    </style:style>
    <style:style style:name="T50" style:family="text">
      <style:text-properties fo:font-weight="normal" officeooo:rsid="0cd22fc4" style:font-weight-asian="normal" style:font-weight-complex="normal"/>
    </style:style>
    <style:style style:name="T51" style:family="text">
      <style:text-properties fo:font-weight="normal" officeooo:rsid="0cd3b1ba" style:font-weight-asian="normal" style:font-weight-complex="normal"/>
    </style:style>
    <style:style style:name="T52" style:family="text">
      <style:text-properties fo:font-weight="normal" officeooo:rsid="0cdf2f8c" style:font-weight-asian="normal" style:font-weight-complex="normal"/>
    </style:style>
    <style:style style:name="T53" style:family="text">
      <style:text-properties fo:font-weight="normal" officeooo:rsid="0cdfc261" style:font-weight-asian="normal" style:font-weight-complex="normal"/>
    </style:style>
    <style:style style:name="T54" style:family="text">
      <style:text-properties fo:font-weight="normal" officeooo:rsid="0ce6ebfa" style:font-weight-asian="normal" style:font-weight-complex="normal"/>
    </style:style>
    <style:style style:name="T55" style:family="text">
      <style:text-properties fo:font-weight="normal" officeooo:rsid="0ce73c9e" style:font-weight-asian="normal" style:font-weight-complex="normal"/>
    </style:style>
    <style:style style:name="T56" style:family="text">
      <style:text-properties fo:font-weight="normal" officeooo:rsid="0ced4930" style:font-weight-asian="normal" style:font-weight-complex="normal"/>
    </style:style>
    <style:style style:name="T57" style:family="text">
      <style:text-properties fo:font-weight="normal" officeooo:rsid="0cf102c6" style:font-weight-asian="normal" style:font-weight-complex="normal"/>
    </style:style>
    <style:style style:name="T58" style:family="text">
      <style:text-properties fo:font-weight="normal" officeooo:rsid="0d08d266" style:font-weight-asian="normal" style:font-weight-complex="normal"/>
    </style:style>
    <style:style style:name="T59" style:family="text">
      <style:text-properties fo:font-weight="normal" officeooo:rsid="0d0e8c6e" style:font-weight-asian="normal" style:font-weight-complex="normal"/>
    </style:style>
    <style:style style:name="T60" style:family="text">
      <style:text-properties fo:font-weight="normal" officeooo:rsid="0d11d8b3" style:font-weight-asian="normal" style:font-weight-complex="normal"/>
    </style:style>
    <style:style style:name="T61" style:family="text">
      <style:text-properties fo:font-weight="normal" officeooo:rsid="0d1b1e96" style:font-weight-asian="normal" style:font-weight-complex="normal"/>
    </style:style>
    <style:style style:name="T62" style:family="text">
      <style:text-properties fo:font-weight="normal" officeooo:rsid="0d1cade1" style:font-weight-asian="normal" style:font-weight-complex="normal"/>
    </style:style>
    <style:style style:name="T63" style:family="text">
      <style:text-properties fo:font-weight="normal" officeooo:rsid="0d873988" style:font-weight-asian="normal" style:font-weight-complex="normal"/>
    </style:style>
    <style:style style:name="T64" style:family="text">
      <style:text-properties fo:font-weight="normal" officeooo:rsid="0d90d59a" style:font-weight-asian="normal" style:font-weight-complex="normal"/>
    </style:style>
    <style:style style:name="T65" style:family="text">
      <style:text-properties fo:font-weight="normal" officeooo:rsid="0dd83591" style:font-weight-asian="normal" style:font-weight-complex="normal"/>
    </style:style>
    <style:style style:name="T66" style:family="text">
      <style:text-properties fo:font-weight="normal" officeooo:rsid="0dea474b" style:font-weight-asian="normal" style:font-weight-complex="normal"/>
    </style:style>
    <style:style style:name="T67" style:family="text">
      <style:text-properties fo:font-weight="normal" officeooo:rsid="0df329fa" style:font-weight-asian="normal" style:font-weight-complex="normal"/>
    </style:style>
    <style:style style:name="T68" style:family="text">
      <style:text-properties fo:font-weight="normal" officeooo:rsid="0df3589e" style:font-weight-asian="normal" style:font-weight-complex="normal"/>
    </style:style>
    <style:style style:name="T69" style:family="text">
      <style:text-properties fo:font-weight="normal" officeooo:rsid="0df8e559" style:font-weight-asian="normal" style:font-weight-complex="normal"/>
    </style:style>
    <style:style style:name="T70" style:family="text">
      <style:text-properties fo:font-weight="normal" officeooo:rsid="0dfc5ad5" style:font-weight-asian="normal" style:font-weight-complex="normal"/>
    </style:style>
    <style:style style:name="T71" style:family="text">
      <style:text-properties fo:font-weight="normal" officeooo:rsid="0dfe4df5" style:font-weight-asian="normal" style:font-weight-complex="normal"/>
    </style:style>
    <style:style style:name="T72" style:family="text">
      <style:text-properties fo:font-weight="normal" officeooo:rsid="0e164f56" style:font-weight-asian="normal" style:font-weight-complex="normal"/>
    </style:style>
    <style:style style:name="T73" style:family="text">
      <style:text-properties fo:font-weight="normal" officeooo:rsid="0e2de29a" style:font-weight-asian="normal" style:font-weight-complex="normal"/>
    </style:style>
    <style:style style:name="T74" style:family="text">
      <style:text-properties fo:font-weight="normal" officeooo:rsid="0e35a281" style:font-weight-asian="normal" style:font-weight-complex="normal"/>
    </style:style>
    <style:style style:name="T75" style:family="text">
      <style:text-properties fo:font-weight="normal" officeooo:rsid="0e7e1b72" style:font-weight-asian="normal" style:font-weight-complex="normal"/>
    </style:style>
    <style:style style:name="T76" style:family="text">
      <style:text-properties fo:font-weight="normal" officeooo:rsid="0f15964a" style:font-weight-asian="normal" style:font-weight-complex="normal"/>
    </style:style>
    <style:style style:name="T77" style:family="text">
      <style:text-properties fo:font-weight="normal" officeooo:rsid="0f1665fb" style:font-weight-asian="normal" style:font-weight-complex="normal"/>
    </style:style>
    <style:style style:name="T78" style:family="text">
      <style:text-properties fo:font-weight="normal" officeooo:rsid="0f184456" style:font-weight-asian="normal" style:font-weight-complex="normal"/>
    </style:style>
    <style:style style:name="T79" style:family="text">
      <style:text-properties fo:font-weight="normal" officeooo:rsid="0f2c127c" style:font-weight-asian="normal" style:font-weight-complex="normal"/>
    </style:style>
    <style:style style:name="T80" style:family="text">
      <style:text-properties fo:font-weight="normal" officeooo:rsid="0e2ab47c" style:font-weight-asian="normal" style:font-weight-complex="normal"/>
    </style:style>
    <style:style style:name="T81" style:family="text">
      <style:text-properties fo:font-weight="normal" officeooo:rsid="0f1b8d80" style:font-weight-asian="normal" style:font-weight-complex="normal"/>
    </style:style>
    <style:style style:name="T82" style:family="text">
      <style:text-properties fo:font-weight="normal" officeooo:rsid="0fa5df7e" style:font-weight-asian="normal" style:font-weight-complex="normal"/>
    </style:style>
    <style:style style:name="T83" style:family="text">
      <style:text-properties fo:font-weight="normal" officeooo:rsid="0fa7c82e" style:font-weight-asian="normal" style:font-weight-complex="normal"/>
    </style:style>
    <style:style style:name="T84" style:family="text">
      <style:text-properties fo:font-weight="normal" officeooo:rsid="0faa624f" style:font-weight-asian="normal" style:font-weight-complex="normal"/>
    </style:style>
    <style:style style:name="T85" style:family="text">
      <style:text-properties fo:font-weight="normal" officeooo:rsid="0faa64b4" style:font-weight-asian="normal" style:font-weight-complex="normal"/>
    </style:style>
    <style:style style:name="T86" style:family="text">
      <style:text-properties fo:font-weight="normal" officeooo:rsid="0fabb1ff" style:font-weight-asian="normal" style:font-weight-complex="normal"/>
    </style:style>
    <style:style style:name="T87" style:family="text">
      <style:text-properties fo:font-weight="normal" officeooo:rsid="0fad2269" style:font-weight-asian="normal" style:font-weight-complex="normal"/>
    </style:style>
    <style:style style:name="T88" style:family="text">
      <style:text-properties fo:font-weight="normal" officeooo:rsid="0fb7b486" style:font-weight-asian="normal" style:font-weight-complex="normal"/>
    </style:style>
    <style:style style:name="T89" style:family="text">
      <style:text-properties fo:font-weight="normal" officeooo:rsid="0ff0aafd" style:font-weight-asian="normal" style:font-weight-complex="normal"/>
    </style:style>
    <style:style style:name="T9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officeooo:rsid="097a15a6" style:font-style-asian="italic" style:font-style-complex="italic"/>
    </style:style>
    <style:style style:name="T95" style:family="text">
      <style:text-properties fo:font-style="italic" officeooo:rsid="0b8ddee7" style:font-style-asian="italic" style:font-style-complex="italic"/>
    </style:style>
    <style:style style:name="T96" style:family="text">
      <style:text-properties fo:font-style="italic" officeooo:rsid="0716bceb" style:font-style-asian="italic" style:font-style-complex="italic"/>
    </style:style>
    <style:style style:name="T97" style:family="text">
      <style:text-properties fo:font-style="italic" officeooo:rsid="083c8ada" style:font-style-asian="italic" style:font-style-complex="italic"/>
    </style:style>
    <style:style style:name="T98" style:family="text">
      <style:text-properties fo:font-style="italic" officeooo:rsid="0ce6ed8d" style:font-style-asian="italic" style:font-style-complex="italic"/>
    </style:style>
    <style:style style:name="T99" style:family="text">
      <style:text-properties fo:font-style="italic" officeooo:rsid="08388490" style:font-style-asian="italic" style:font-style-complex="italic"/>
    </style:style>
    <style:style style:name="T100" style:family="text">
      <style:text-properties fo:font-style="italic" officeooo:rsid="0f9bdaa9" style:font-style-asian="italic" style:font-style-complex="italic"/>
    </style:style>
    <style:style style:name="T101" style:family="text">
      <style:text-properties fo:font-style="italic" officeooo:rsid="0fa31b40" style:font-style-asian="italic" style:font-style-complex="italic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716bceb" style:font-style-asian="normal" style:font-style-complex="normal"/>
    </style:style>
    <style:style style:name="T104" style:family="text">
      <style:text-properties fo:font-style="normal" officeooo:rsid="0b3d8491" style:font-style-asian="normal" style:font-style-complex="normal"/>
    </style:style>
    <style:style style:name="T105" style:family="text">
      <style:text-properties fo:font-style="normal" officeooo:rsid="071c4ff5" style:font-style-asian="normal" style:font-style-complex="normal"/>
    </style:style>
    <style:style style:name="T106" style:family="text">
      <style:text-properties fo:font-style="normal" officeooo:rsid="08388490" style:font-style-asian="normal" style:font-style-complex="normal"/>
    </style:style>
    <style:style style:name="T1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b8ddee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f9bdaa9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f9e30b8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f9f8560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f9fc387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fa15660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8388490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cbd8db0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d858d30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d82799c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bf45121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bf47653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fb273f3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fb457eb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b8ddee7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755d39c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f7d46be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f816570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f870dd3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f88a20a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f902cc0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f97bc0f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officeooo:rsid="0c5924ef" style:font-style-asian="normal" style:font-style-complex="normal"/>
    </style:style>
    <style:style style:name="T170" style:family="text">
      <style:text-properties fo:font-style="normal" style:text-underline-style="none" officeooo:rsid="0f72ca9d" style:font-style-asian="normal" style:font-style-complex="normal"/>
    </style:style>
    <style:style style:name="T171" style:family="text">
      <style:text-properties fo:font-style="normal" style:text-underline-style="none" officeooo:rsid="0755d39c" style:font-style-asian="normal" style:font-style-complex="normal"/>
    </style:style>
    <style:style style:name="T172" style:family="text">
      <style:text-properties fo:font-style="normal" style:text-underline-style="none" officeooo:rsid="0f96564e" style:font-style-asian="normal" style:font-style-complex="normal"/>
    </style:style>
    <style:style style:name="T173" style:family="text">
      <style:text-properties fo:font-style="normal" style:text-underline-style="none" officeooo:rsid="0f97bc0f" style:font-style-asian="normal" style:font-style-complex="normal"/>
    </style:style>
    <style:style style:name="T174" style:family="text">
      <style:text-properties fo:font-style="normal" style:text-underline-style="solid" style:text-underline-width="auto" style:text-underline-color="font-color" fo:font-weight="normal" officeooo:rsid="0f870dd3" style:font-style-asian="normal" style:font-weight-asian="normal" style:font-style-complex="normal" style:font-weight-complex="normal"/>
    </style:style>
    <style:style style:name="T175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76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77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78" style:family="text">
      <style:text-properties fo:font-size="9pt" fo:font-weight="normal" style:font-size-asian="9pt" style:font-weight-asian="normal" style:font-size-complex="9pt" style:font-weight-complex="normal"/>
    </style:style>
    <style:style style:name="T179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80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81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82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83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84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85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86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187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188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189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190" style:family="text">
      <style:text-properties fo:font-size="9pt" fo:font-weight="normal" officeooo:rsid="0cd585d5" style:font-size-asian="9pt" style:font-weight-asian="normal" style:font-size-complex="9pt" style:font-weight-complex="normal"/>
    </style:style>
    <style:style style:name="T191" style:family="text">
      <style:text-properties fo:font-size="9pt" fo:font-weight="normal" officeooo:rsid="0cd7b030" style:font-size-asian="9pt" style:font-weight-asian="normal" style:font-size-complex="9pt" style:font-weight-complex="normal"/>
    </style:style>
    <style:style style:name="T192" style:family="text">
      <style:text-properties fo:font-size="9pt" fo:font-weight="normal" officeooo:rsid="0cd85e4b" style:font-size-asian="9pt" style:font-weight-asian="normal" style:font-size-complex="9pt" style:font-weight-complex="normal"/>
    </style:style>
    <style:style style:name="T193" style:family="text">
      <style:text-properties fo:font-size="9pt" fo:font-weight="normal" officeooo:rsid="0c0b2006" style:font-size-asian="9pt" style:font-weight-asian="normal" style:font-size-complex="9pt" style:font-weight-complex="normal"/>
    </style:style>
    <style:style style:name="T194" style:family="text">
      <style:text-properties fo:font-size="9pt" fo:font-weight="normal" officeooo:rsid="0da37330" style:font-size-asian="9pt" style:font-weight-asian="normal" style:font-size-complex="9pt" style:font-weight-complex="normal"/>
    </style:style>
    <style:style style:name="T195" style:family="text">
      <style:text-properties fo:font-size="9pt" fo:font-weight="normal" officeooo:rsid="0d1330c3" style:font-size-asian="9pt" style:font-weight-asian="normal" style:font-size-complex="9pt" style:font-weight-complex="normal"/>
    </style:style>
    <style:style style:name="T196" style:family="text">
      <style:text-properties fo:font-size="9pt" fo:font-weight="normal" officeooo:rsid="0d65649e" style:font-size-asian="9pt" style:font-weight-asian="normal" style:font-size-complex="9pt" style:font-weight-complex="normal"/>
    </style:style>
    <style:style style:name="T197" style:family="text">
      <style:text-properties fo:font-size="9pt" fo:font-weight="normal" officeooo:rsid="0c3f3308" style:font-size-asian="9pt" style:font-weight-asian="normal" style:font-size-complex="9pt" style:font-weight-complex="normal"/>
    </style:style>
    <style:style style:name="T198" style:family="text">
      <style:text-properties fo:font-size="9pt" fo:font-weight="normal" officeooo:rsid="0d63d029" style:font-size-asian="9pt" style:font-weight-asian="normal" style:font-size-complex="9pt" style:font-weight-complex="normal"/>
    </style:style>
    <style:style style:name="T199" style:family="text">
      <style:text-properties fo:font-size="9pt" fo:font-weight="normal" officeooo:rsid="0d9d8858" style:font-size-asian="9pt" style:font-weight-asian="normal" style:font-size-complex="9pt" style:font-weight-complex="normal"/>
    </style:style>
    <style:style style:name="T200" style:family="text">
      <style:text-properties fo:font-size="9pt" fo:font-weight="normal" officeooo:rsid="0d9e420e" style:font-size-asian="9pt" style:font-weight-asian="normal" style:font-size-complex="9pt" style:font-weight-complex="normal"/>
    </style:style>
    <style:style style:name="T201" style:family="text">
      <style:text-properties fo:font-size="9pt" fo:font-weight="normal" officeooo:rsid="0d654347" style:font-size-asian="9pt" style:font-weight-asian="normal" style:font-size-complex="9pt" style:font-weight-complex="normal"/>
    </style:style>
    <style:style style:name="T202" style:family="text">
      <style:text-properties fo:font-size="9pt" fo:font-weight="normal" officeooo:rsid="0d99702a" style:font-size-asian="9pt" style:font-weight-asian="normal" style:font-size-complex="9pt" style:font-weight-complex="normal"/>
    </style:style>
    <style:style style:name="T203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04" style:family="text">
      <style:text-properties fo:font-size="9pt" fo:font-weight="normal" officeooo:rsid="0f78745f" style:font-size-asian="9pt" style:font-weight-asian="normal" style:font-size-complex="9pt" style:font-weight-complex="normal"/>
    </style:style>
    <style:style style:name="T205" style:family="text">
      <style:text-properties fo:font-size="9pt" fo:font-weight="normal" officeooo:rsid="0f78fe68" style:font-size-asian="9pt" style:font-weight-asian="normal" style:font-size-complex="9pt" style:font-weight-complex="normal"/>
    </style:style>
    <style:style style:name="T206" style:family="text">
      <style:text-properties fo:font-size="9pt" fo:font-weight="normal" officeooo:rsid="0f7ba1e7" style:font-size-asian="9pt" style:font-weight-asian="normal" style:font-size-complex="9pt" style:font-weight-complex="normal"/>
    </style:style>
    <style:style style:name="T207" style:family="text">
      <style:text-properties fo:font-size="9pt" fo:font-weight="normal" officeooo:rsid="0f7d46be" style:font-size-asian="9pt" style:font-weight-asian="normal" style:font-size-complex="9pt" style:font-weight-complex="normal"/>
    </style:style>
    <style:style style:name="T208" style:family="text">
      <style:text-properties fo:font-size="9pt" fo:font-weight="normal" officeooo:rsid="0fadd688" style:font-size-asian="9pt" style:font-weight-asian="normal" style:font-size-complex="9pt" style:font-weight-complex="normal"/>
    </style:style>
    <style:style style:name="T209" style:family="text">
      <style:text-properties fo:font-size="9pt" fo:font-weight="normal" officeooo:rsid="0faefd2f" style:font-size-asian="9pt" style:font-weight-asian="normal" style:font-size-complex="9pt" style:font-weight-complex="normal"/>
    </style:style>
    <style:style style:name="T210" style:family="text">
      <style:text-properties fo:font-size="9pt" style:font-size-asian="9pt" style:font-size-complex="9pt"/>
    </style:style>
    <style:style style:name="T211" style:family="text">
      <style:text-properties fo:font-size="9pt" officeooo:rsid="0716bceb" style:font-size-asian="9pt" style:font-size-complex="9pt"/>
    </style:style>
    <style:style style:name="T212" style:family="text">
      <style:text-properties fo:font-size="9pt" officeooo:rsid="071b3c17" style:font-size-asian="9pt" style:font-size-complex="9pt"/>
    </style:style>
    <style:style style:name="T213" style:family="text">
      <style:text-properties fo:font-size="9pt" officeooo:rsid="071c4ff5" style:font-size-asian="9pt" style:font-size-complex="9pt"/>
    </style:style>
    <style:style style:name="T214" style:family="text">
      <style:text-properties fo:font-size="9pt" officeooo:rsid="082e99d0" style:font-size-asian="9pt" style:font-size-complex="9pt"/>
    </style:style>
    <style:style style:name="T215" style:family="text">
      <style:text-properties fo:font-size="9pt" officeooo:rsid="0b49f672" style:font-size-asian="9pt" style:font-size-complex="9pt"/>
    </style:style>
    <style:style style:name="T216" style:family="text">
      <style:text-properties fo:font-size="9pt" officeooo:rsid="0b4a29b0" style:font-size-asian="9pt" style:font-size-complex="9pt"/>
    </style:style>
    <style:style style:name="T217" style:family="text">
      <style:text-properties fo:font-size="9pt" officeooo:rsid="0b4b9307" style:font-size-asian="9pt" style:font-size-complex="9pt"/>
    </style:style>
    <style:style style:name="T218" style:family="text">
      <style:text-properties fo:font-size="9pt" officeooo:rsid="0c204544" style:font-size-asian="9pt" style:font-size-complex="9pt"/>
    </style:style>
    <style:style style:name="T219" style:family="text">
      <style:text-properties fo:font-size="9pt" officeooo:rsid="0c2f6408" style:font-size-asian="9pt" style:font-size-complex="9pt"/>
    </style:style>
    <style:style style:name="T220" style:family="text">
      <style:text-properties fo:font-size="9pt" officeooo:rsid="0c8ed370" style:font-size-asian="9pt" style:font-size-complex="9pt"/>
    </style:style>
    <style:style style:name="T221" style:family="text">
      <style:text-properties fo:font-size="9pt" officeooo:rsid="0c922193" style:font-size-asian="9pt" style:font-size-complex="9pt"/>
    </style:style>
    <style:style style:name="T222" style:family="text">
      <style:text-properties fo:font-size="9pt" officeooo:rsid="0c96c4d2" style:font-size-asian="9pt" style:font-size-complex="9pt"/>
    </style:style>
    <style:style style:name="T223" style:family="text">
      <style:text-properties fo:font-size="9pt" officeooo:rsid="0d35e816" style:font-size-asian="9pt" style:font-size-complex="9pt"/>
    </style:style>
    <style:style style:name="T224" style:family="text">
      <style:text-properties fo:font-size="9pt" officeooo:rsid="0d7023ee" style:font-size-asian="9pt" style:font-size-complex="9pt"/>
    </style:style>
    <style:style style:name="T225" style:family="text">
      <style:text-properties fo:font-size="9pt" officeooo:rsid="0dcd2eca" style:font-size-asian="9pt" style:font-size-complex="9pt"/>
    </style:style>
    <style:style style:name="T226" style:family="text">
      <style:text-properties fo:font-size="9pt" officeooo:rsid="0dd22b58" style:font-size-asian="9pt" style:font-size-complex="9pt"/>
    </style:style>
    <style:style style:name="T227" style:family="text">
      <style:text-properties fo:font-size="9pt" officeooo:rsid="0ee933e9" style:font-size-asian="9pt" style:font-size-complex="9pt"/>
    </style:style>
    <style:style style:name="T228" style:family="text">
      <style:text-properties fo:font-size="9pt" officeooo:rsid="0eea3487" style:font-size-asian="9pt" style:font-size-complex="9pt"/>
    </style:style>
    <style:style style:name="T229" style:family="text">
      <style:text-properties fo:font-size="9pt" officeooo:rsid="0f219d1e" style:font-size-asian="9pt" style:font-size-complex="9pt"/>
    </style:style>
    <style:style style:name="T230" style:family="text">
      <style:text-properties fo:font-size="9pt" officeooo:rsid="0f248f3d" style:font-size-asian="9pt" style:font-size-complex="9pt"/>
    </style:style>
    <style:style style:name="T231" style:family="text">
      <style:text-properties fo:font-size="9pt" officeooo:rsid="0f263a52" style:font-size-asian="9pt" style:font-size-complex="9pt"/>
    </style:style>
    <style:style style:name="T232" style:family="text">
      <style:text-properties fo:font-size="9pt" officeooo:rsid="0f29bbc1" style:font-size-asian="9pt" style:font-size-complex="9pt"/>
    </style:style>
    <style:style style:name="T233" style:family="text">
      <style:text-properties fo:font-size="9pt" officeooo:rsid="0f2aba3c" style:font-size-asian="9pt" style:font-size-complex="9pt"/>
    </style:style>
    <style:style style:name="T234" style:family="text">
      <style:text-properties fo:font-size="9pt" officeooo:rsid="06f66ded" style:font-size-asian="9pt" style:font-size-complex="9pt"/>
    </style:style>
    <style:style style:name="T235" style:family="text">
      <style:text-properties fo:font-size="9pt" officeooo:rsid="0f60f761" style:font-size-asian="9pt" style:font-size-complex="9pt"/>
    </style:style>
    <style:style style:name="T236" style:family="text">
      <style:text-properties fo:font-size="9pt" officeooo:rsid="0fed1e21" style:font-size-asian="9pt" style:font-size-complex="9pt"/>
    </style:style>
    <style:style style:name="T23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38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39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40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41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42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43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44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45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46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47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48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49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50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286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288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289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290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291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292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f61d484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f630882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f66a4ef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style:font-size-asian="9pt" style:font-style-asian="normal" style:font-size-complex="9pt" style:font-style-complex="normal"/>
    </style:style>
    <style:style style:name="T339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40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41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42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43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44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45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46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47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48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49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50" style:family="text">
      <style:text-properties fo:font-size="9pt" fo:font-style="normal" officeooo:rsid="06f66ded" style:font-size-asian="9pt" style:font-style-asian="normal" style:font-size-complex="9pt" style:font-style-complex="normal"/>
    </style:style>
    <style:style style:name="T351" style:family="text">
      <style:text-properties fo:font-size="9pt" fo:font-style="normal" officeooo:rsid="0c567ffe" style:font-size-asian="9pt" style:font-style-asian="normal" style:font-size-complex="9pt" style:font-style-complex="normal"/>
    </style:style>
    <style:style style:name="T352" style:family="text">
      <style:text-properties fo:font-size="9pt" fo:font-style="normal" officeooo:rsid="097d5067" style:font-size-asian="9pt" style:font-style-asian="normal" style:font-size-complex="9pt" style:font-style-complex="normal"/>
    </style:style>
    <style:style style:name="T353" style:family="text">
      <style:text-properties fo:font-size="9pt" fo:font-style="normal" officeooo:rsid="0e49a330" style:font-size-asian="9pt" style:font-style-asian="normal" style:font-size-complex="9pt" style:font-style-complex="normal"/>
    </style:style>
    <style:style style:name="T354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55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style:text-underline-style="none" fo:font-weight="normal" officeooo:rsid="0f83b94c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style:text-underline-style="none" fo:font-weight="normal" officeooo:rsid="0f83d8bb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style:text-underline-style="none" officeooo:rsid="0ecc27a1" style:font-size-asian="9pt" style:font-style-asian="normal" style:font-size-complex="9pt" style:font-style-complex="normal"/>
    </style:style>
    <style:style style:name="T378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weight="bold" style:font-size-asian="9pt" style:font-weight-asian="bold" style:font-size-complex="9pt" style:font-weight-complex="bold"/>
    </style:style>
    <style:style style:name="T380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81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82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83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84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85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86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87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388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389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39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91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92" style:family="text">
      <style:text-properties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393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94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395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396" style:family="text">
      <style:text-properties fo:font-size="9pt" fo:font-style="italic" style:text-underline-style="none" officeooo:rsid="0c4c2717" style:font-size-asian="9pt" style:font-style-asian="italic" style:font-size-complex="9pt" style:font-style-complex="italic"/>
    </style:style>
    <style:style style:name="T397" style:family="text">
      <style:text-properties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398" style:family="text">
      <style:text-properties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399" style:family="text">
      <style:text-properties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400" style:family="text">
      <style:text-properties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401" style:family="text">
      <style:text-properties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402" style:family="text">
      <style:text-properties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403" style:family="text">
      <style:text-properties officeooo:rsid="0716bceb"/>
    </style:style>
    <style:style style:name="T404" style:family="text">
      <style:text-properties officeooo:rsid="08388490"/>
    </style:style>
    <style:style style:name="T405" style:family="text">
      <style:text-properties officeooo:rsid="09fc0454"/>
    </style:style>
    <style:style style:name="T406" style:family="text">
      <style:text-properties style:text-underline-style="none" fo:font-weight="normal" style:font-weight-asian="normal" style:font-weight-complex="normal"/>
    </style:style>
    <style:style style:name="T407" style:family="text">
      <style:text-properties style:text-underline-style="none" fo:font-weight="normal" officeooo:rsid="0b566c66" style:font-weight-asian="normal" style:font-weight-complex="normal"/>
    </style:style>
    <style:style style:name="T408" style:family="text">
      <style:text-properties style:text-underline-style="none" fo:font-weight="normal" officeooo:rsid="0b56a798" style:font-weight-asian="normal" style:font-weight-complex="normal"/>
    </style:style>
    <style:style style:name="T409" style:family="text">
      <style:text-properties style:text-underline-style="none" fo:font-weight="normal" officeooo:rsid="0b56ffad" style:font-weight-asian="normal" style:font-weight-complex="normal"/>
    </style:style>
    <style:style style:name="T410" style:family="text">
      <style:text-properties style:text-underline-style="none" fo:font-weight="normal" officeooo:rsid="0b5ae17c" style:font-weight-asian="normal" style:font-weight-complex="normal"/>
    </style:style>
    <style:style style:name="T411" style:family="text">
      <style:text-properties style:text-underline-style="none" fo:font-weight="normal" officeooo:rsid="0b5b43a8" style:font-weight-asian="normal" style:font-weight-complex="normal"/>
    </style:style>
    <style:style style:name="T412" style:family="text">
      <style:text-properties style:text-underline-style="none" fo:font-weight="normal" officeooo:rsid="0b5d4797" style:font-weight-asian="normal" style:font-weight-complex="normal"/>
    </style:style>
    <style:style style:name="T413" style:family="text">
      <style:text-properties style:text-underline-style="none" fo:font-weight="normal" officeooo:rsid="0b6073ba" style:font-weight-asian="normal" style:font-weight-complex="normal"/>
    </style:style>
    <style:style style:name="T414" style:family="text">
      <style:text-properties style:text-underline-style="none" fo:font-weight="normal" officeooo:rsid="0b61dc80" style:font-weight-asian="normal" style:font-weight-complex="normal"/>
    </style:style>
    <style:style style:name="T415" style:family="text">
      <style:text-properties style:text-underline-style="none" fo:font-weight="normal" officeooo:rsid="0b69438f" style:font-weight-asian="normal" style:font-weight-complex="normal"/>
    </style:style>
    <style:style style:name="T416" style:family="text">
      <style:text-properties style:text-underline-style="none" fo:font-weight="normal" officeooo:rsid="0b69ea75" style:font-weight-asian="normal" style:font-weight-complex="normal"/>
    </style:style>
    <style:style style:name="T417" style:family="text">
      <style:text-properties style:text-underline-style="none" fo:font-weight="normal" officeooo:rsid="0b6d0886" style:font-weight-asian="normal" style:font-weight-complex="normal"/>
    </style:style>
    <style:style style:name="T418" style:family="text">
      <style:text-properties style:text-underline-style="none" fo:font-weight="normal" officeooo:rsid="0b81b1cf" style:font-weight-asian="normal" style:font-weight-complex="normal"/>
    </style:style>
    <style:style style:name="T419" style:family="text">
      <style:text-properties style:text-underline-style="none" fo:font-weight="normal" officeooo:rsid="0b86463d" style:font-weight-asian="normal" style:font-weight-complex="normal"/>
    </style:style>
    <style:style style:name="T420" style:family="text">
      <style:text-properties style:text-underline-style="none" fo:font-weight="normal" officeooo:rsid="0b8ab976" style:font-weight-asian="normal" style:font-weight-complex="normal"/>
    </style:style>
    <style:style style:name="T421" style:family="text">
      <style:text-properties style:text-underline-style="none" fo:font-weight="normal" officeooo:rsid="0b8c78ef" style:font-weight-asian="normal" style:font-weight-complex="normal"/>
    </style:style>
    <style:style style:name="T422" style:family="text">
      <style:text-properties style:text-underline-style="none" fo:font-weight="normal" officeooo:rsid="0c5924ef" style:font-weight-asian="normal" style:font-weight-complex="normal"/>
    </style:style>
    <style:style style:name="T423" style:family="text">
      <style:text-properties style:text-underline-style="none" fo:font-weight="normal" officeooo:rsid="0c65a08e" style:font-weight-asian="normal" style:font-weight-complex="normal"/>
    </style:style>
    <style:style style:name="T424" style:family="text">
      <style:text-properties style:text-underline-style="none" fo:font-weight="normal" officeooo:rsid="0c67322e" style:font-weight-asian="normal" style:font-weight-complex="normal"/>
    </style:style>
    <style:style style:name="T425" style:family="text">
      <style:text-properties style:text-underline-style="none" fo:font-weight="normal" officeooo:rsid="0da53b82" style:font-weight-asian="normal" style:font-weight-complex="normal"/>
    </style:style>
    <style:style style:name="T426" style:family="text">
      <style:text-properties style:text-underline-style="none" fo:font-weight="normal" officeooo:rsid="0da86884" style:font-weight-asian="normal" style:font-weight-complex="normal"/>
    </style:style>
    <style:style style:name="T427" style:family="text">
      <style:text-properties style:text-underline-style="none" fo:font-weight="normal" officeooo:rsid="0daa2847" style:font-weight-asian="normal" style:font-weight-complex="normal"/>
    </style:style>
    <style:style style:name="T428" style:family="text">
      <style:text-properties style:text-underline-style="none" fo:font-weight="normal" officeooo:rsid="0daa4576" style:font-weight-asian="normal" style:font-weight-complex="normal"/>
    </style:style>
    <style:style style:name="T429" style:family="text">
      <style:text-properties style:text-underline-style="none" fo:font-weight="normal" officeooo:rsid="0dad4e6d" style:font-weight-asian="normal" style:font-weight-complex="normal"/>
    </style:style>
    <style:style style:name="T430" style:family="text">
      <style:text-properties style:text-underline-style="none" fo:font-weight="normal" officeooo:rsid="0daf2072" style:font-weight-asian="normal" style:font-weight-complex="normal"/>
    </style:style>
    <style:style style:name="T431" style:family="text">
      <style:text-properties style:text-underline-style="none" fo:font-weight="normal" officeooo:rsid="0db0f4c8" style:font-weight-asian="normal" style:font-weight-complex="normal"/>
    </style:style>
    <style:style style:name="T432" style:family="text">
      <style:text-properties style:text-underline-style="none" fo:font-weight="normal" officeooo:rsid="0db17989" style:font-weight-asian="normal" style:font-weight-complex="normal"/>
    </style:style>
    <style:style style:name="T433" style:family="text">
      <style:text-properties style:text-underline-style="none" fo:font-weight="normal" officeooo:rsid="0db3b9db" style:font-weight-asian="normal" style:font-weight-complex="normal"/>
    </style:style>
    <style:style style:name="T434" style:family="text">
      <style:text-properties style:text-underline-style="none" fo:font-weight="normal" officeooo:rsid="0db54d3a" style:font-weight-asian="normal" style:font-weight-complex="normal"/>
    </style:style>
    <style:style style:name="T435" style:family="text">
      <style:text-properties style:text-underline-style="none" fo:font-weight="normal" officeooo:rsid="0ea25c6b" style:font-weight-asian="normal" style:font-weight-complex="normal"/>
    </style:style>
    <style:style style:name="T436" style:family="text">
      <style:text-properties style:text-underline-style="none" fo:font-weight="normal" officeooo:rsid="0f1665fb" style:font-weight-asian="normal" style:font-weight-complex="normal"/>
    </style:style>
    <style:style style:name="T437" style:family="text">
      <style:text-properties style:text-underline-style="none" fo:font-weight="normal" officeooo:rsid="0f184456" style:font-weight-asian="normal" style:font-weight-complex="normal"/>
    </style:style>
    <style:style style:name="T438" style:family="text">
      <style:text-properties style:text-underline-style="none" fo:font-weight="normal" officeooo:rsid="0f19be6c" style:font-weight-asian="normal" style:font-weight-complex="normal"/>
    </style:style>
    <style:style style:name="T439" style:family="text">
      <style:text-properties style:text-underline-style="none" fo:font-weight="normal" officeooo:rsid="0f2d60ea" style:font-weight-asian="normal" style:font-weight-complex="normal"/>
    </style:style>
    <style:style style:name="T440" style:family="text">
      <style:text-properties style:text-underline-style="none" fo:font-weight="normal" officeooo:rsid="0b333eeb" style:font-weight-asian="normal" style:font-weight-complex="normal"/>
    </style:style>
    <style:style style:name="T441" style:family="text">
      <style:text-properties style:text-underline-style="none" fo:font-weight="normal" officeooo:rsid="0f0c56b4" style:font-weight-asian="normal" style:font-weight-complex="normal"/>
    </style:style>
    <style:style style:name="T442" style:family="text">
      <style:text-properties style:text-underline-style="none" fo:font-weight="normal" officeooo:rsid="0f0eb6c9" style:font-weight-asian="normal" style:font-weight-complex="normal"/>
    </style:style>
    <style:style style:name="T443" style:family="text">
      <style:text-properties style:text-underline-style="none" fo:font-weight="normal" officeooo:rsid="0f21063c" style:font-weight-asian="normal" style:font-weight-complex="normal"/>
    </style:style>
    <style:style style:name="T444" style:family="text">
      <style:text-properties style:text-underline-style="none" fo:font-weight="normal" officeooo:rsid="0fb622b6" style:font-weight-asian="normal" style:font-weight-complex="normal"/>
    </style:style>
    <style:style style:name="T445" style:family="text">
      <style:text-properties officeooo:rsid="0b8ddee7"/>
    </style:style>
    <style:style style:name="T446" style:family="text">
      <style:text-properties officeooo:rsid="0d09e420"/>
    </style:style>
    <style:style style:name="T447" style:family="text">
      <style:text-properties officeooo:rsid="0dd83591"/>
    </style:style>
    <style:style style:name="T448" style:family="text">
      <style:text-properties officeooo:rsid="0eec9b02"/>
    </style:style>
    <style:style style:name="T449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450" style:family="text">
      <style:text-properties officeooo:rsid="0f639372"/>
    </style:style>
    <style:style style:name="T451" style:family="text">
      <style:text-properties officeooo:rsid="0fb7b486"/>
    </style:style>
    <style:style style:name="T452" style:family="text">
      <style:text-properties style:font-name="DejaVu Sans" fo:font-weight="normal" officeooo:rsid="0b30f79e" style:font-weight-asian="normal" style:font-weight-complex="normal"/>
    </style:style>
    <style:style style:name="T453" style:family="text">
      <style:text-properties style:font-name="DejaVu Sans" fo:font-weight="normal" officeooo:rsid="0e2ab47c" style:font-weight-asian="normal" style:font-weight-complex="normal"/>
    </style:style>
    <style:style style:name="T454" style:family="text">
      <style:text-properties style:font-name="DejaVu Sans" fo:font-weight="normal" officeooo:rsid="0f1b8d80" style:font-weight-asian="normal" style:font-weight-complex="normal"/>
    </style:style>
    <style:style style:name="T455" style:family="text">
      <style:text-properties style:font-name="DejaVu Sans" fo:font-weight="normal" officeooo:rsid="0f639372" style:font-weight-asian="normal" style:font-weight-complex="normal"/>
    </style:style>
    <style:style style:name="T456" style:family="text">
      <style:text-properties style:font-name="DejaVu Sans" fo:font-weight="normal" officeooo:rsid="0ffab9a0" style:font-weight-asian="normal" style:font-weight-complex="normal"/>
    </style:style>
    <style:style style:name="T457" style:family="text">
      <style:text-properties style:font-name="DejaVu Sans" style:text-underline-style="none" fo:font-weight="normal" officeooo:rsid="0b333eeb" style:font-weight-asian="normal" style:font-weight-complex="normal"/>
    </style:style>
    <style:style style:name="T458" style:family="text">
      <style:text-properties style:font-name="DejaVu Sans" style:text-underline-style="none" fo:font-weight="normal" officeooo:rsid="0f0c56b4" style:font-weight-asian="normal" style:font-weight-complex="normal"/>
    </style:style>
    <style:style style:name="T459" style:family="text">
      <style:text-properties style:font-name="DejaVu Sans" style:text-underline-style="none" fo:font-weight="normal" officeooo:rsid="0f0eb6c9" style:font-weight-asian="normal" style:font-weight-complex="normal"/>
    </style:style>
    <style:style style:name="T460" style:family="text">
      <style:text-properties style:font-name="DejaVu Sans" style:text-underline-style="none" fo:font-weight="normal" officeooo:rsid="0f21063c" style:font-weight-asian="normal" style:font-weight-complex="normal"/>
    </style:style>
    <style:style style:name="T461" style:family="text">
      <style:text-properties style:font-name="DejaVu Sans" style:text-underline-style="none" fo:font-weight="normal" officeooo:rsid="0ffdbf6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5" text:outline-level="2"><text:span text:style-name="T452">§ </text:span><text:span text:style-name="T455">Common </text:span><text:span text:style-name="T456">Playbook</text:span></text:h>
      <text:p text:style-name="P106"><text:span text:style-name="T452">You’re a PC. </text:span><text:span text:style-name="T453">This playbook </text:span><text:span text:style-name="T454">has</text:span><text:span text:style-name="T453"> what you need to define yourself and drive the story. </text:span><text:span text:style-name="T461">The rules are at the end, but look around first.</text:span></text:p>
      <text:h text:style-name="Heading_20_2" text:outline-level="2">§ <text:span text:style-name="T450">Common </text:span>Resources</text:h>
      <text:p text:style-name="P86"><text:span text:style-name="T451">Name</text:span> ►<text:span text:style-name="T4"> </text:span><text:span text:style-name="T88">We gotta call you something.</text:span></text:p>
      <text:p text:style-name="P28">⎧</text:p>
      <text:p text:style-name="P28">⎩</text:p>
      <text:p text:style-name="P87">Concept ► <text:span text:style-name="T4">What’s your deal? </text:span><text:span text:style-name="T22">Don’t just </text:span><text:span text:style-name="T34">put </text:span><text:span text:style-name="T22">a </text:span><text:span text:style-name="T66">species and </text:span><text:span text:style-name="T22">playbook name. </text:span><text:span text:style-name="T26">Put</text:span><text:span text:style-name="T4"> what makes you cool, </text:span><text:span text:style-name="T23">special</text:span><text:span text:style-name="T4">, or exciting. </text:span><text:span text:style-name="T90">⌞</text:span><text:span text:style-name="T91">Think for the camera</text:span><text:span text:style-name="T90">⌝</text:span><text:span text:style-name="T20">. </text:span><text:span text:style-name="T21">You can change or refine this as you play.</text:span></text:p>
      <text:p text:style-name="P27">⎧</text:p>
      <text:p text:style-name="P27">⎪</text:p>
      <text:p text:style-name="P30">⎪</text:p>
      <text:p text:style-name="P27">⎪</text:p>
      <text:p text:style-name="P27">⎩</text:p>
      <text:p text:style-name="P5">Drives ►<text:span text:style-name="T4"> What do you </text:span><text:span text:style-name="T76">always </text:span><text:span text:style-name="T4">want or need? What </text:span><text:span text:style-name="T28">gets you out of bed to take </text:span><text:span text:style-name="T30">exciting</text:span><text:span text:style-name="T28"> risks? </text:span><text:span text:style-name="T27">Like, why </text:span><text:span text:style-name="T29">even </text:span><text:span text:style-name="T27">bother? </text:span><text:span text:style-name="T63">1 is fine</text:span><text:span text:style-name="T32">, but 2</text:span><text:span text:style-name="T31"> </text:span><text:span text:style-name="T32">is </text:span><text:span text:style-name="T35">better for you.</text:span></text:p>
      <text:p text:style-name="P2"><text:s text:c="2"/>⎧</text:p>
      <text:p text:style-name="P2"><text:s text:c="2"/>⎩</text:p>
      <text:p text:style-name="P3"><text:s text:c="2"/>⎧</text:p>
      <text:p text:style-name="P3"><text:s text:c="2"/>⎩</text:p>
      <text:p text:style-name="P4"><text:span text:style-name="T447">🗣Profession </text:span>►<text:span text:style-name="T4"> </text:span><text:span text:style-name="T65">If y</text:span><text:span text:style-name="T67">ou’ve got a </text:span><text:span text:style-name="T70">trade</text:span><text:span text:style-name="T68"> or </text:span><text:span text:style-name="T67">career that </text:span><text:span text:style-name="T176">isn’t</text:span><text:span text:style-name="T67"> </text:span><text:span text:style-name="T72">covered by a </text:span><text:span text:style-name="T69">PC </text:span><text:span text:style-name="T67">playbook</text:span><text:span text:style-name="T65">, </text:span><text:span text:style-name="T71">put it here</text:span><text:span text:style-name="T65">. </text:span><text:span text:style-name="T77">This should be </text:span><text:span text:style-name="T79">something</text:span><text:span text:style-name="T77"> </text:span><text:span text:style-name="T78">many</text:span><text:span text:style-name="T77"> people </text:span><text:span text:style-name="T177">could</text:span><text:span text:style-name="T436"> do </text:span><text:span text:style-name="T437">in your </text:span><text:span text:style-name="T438">world</text:span><text:span text:style-name="T436">, but </text:span><text:span text:style-name="T439">most </text:span><text:span text:style-name="T436">don’t know how.</text:span></text:p>
      <text:p text:style-name="P29">⎧</text:p>
      <text:p text:style-name="P29">⎩</text:p>
      <text:p text:style-name="P6"><text:span text:style-name="T405">Health</text:span> ►<text:span text:style-name="T4"> </text:span><text:span text:style-name="T8">Health </text:span><text:span text:style-name="T9">abstractly </text:span><text:span text:style-name="T107">represents </text:span><text:span text:style-name="T110">the integrity and functionality </text:span><text:span text:style-name="T115">o</text:span><text:span text:style-name="T110">f your body, </text:span><text:span text:style-name="T114">mind, </text:span><text:span text:style-name="T116">and spirit</text:span><text:span text:style-name="T107">. </text:span><text:span text:style-name="T4">When you’re weakened or injured, you </text:span><text:span text:style-name="T298">⌞</text:span><text:span text:style-name="T90">take harm⌝</text:span><text:span text:style-name="T107">, </text:span><text:span text:style-name="T113">which might cause you to lose health</text:span><text:span text:style-name="T107">. </text:span><text:span text:style-name="T109"><text:s/></text:span><text:span text:style-name="T111">W</text:span><text:span text:style-name="T107">hen you </text:span><text:span text:style-name="T111">erase</text:span><text:span text:style-name="T107"> your last </text:span><text:span text:style-name="T112">health</text:span><text:span text:style-name="T107">, </text:span><text:span text:style-name="T298">⌞</text:span><text:span text:style-name="T90">you die⌝</text:span><text:span text:style-name="T107">.</text:span></text:p>
      <text:p text:style-name="P74"/>
      <text:p text:style-name="P7"><text:span text:style-name="T239">● </text:span><text:span text:style-name="T241">1. </text:span><text:span text:style-name="T240">▢ ▢ ▢ <text:s/></text:span><text:span text:style-name="T242">(Human)</text:span></text:p>
      <text:p text:style-name="P8"><text:span text:style-name="T239">△ </text:span><text:span text:style-name="T242">2. </text:span><text:span text:style-name="T240">▢ ▢ ▢ <text:s/></text:span><text:span text:style-name="T242">(Superhuman)</text:span></text:p>
      <text:p text:style-name="P9"><text:span text:style-name="T239">△ </text:span><text:span text:style-name="T243">3</text:span><text:span text:style-name="T242">. </text:span><text:span text:style-name="T240">▢ ▢ ▢ <text:s/></text:span><text:span text:style-name="T242">(</text:span><text:span text:style-name="T243">Boss-tier</text:span><text:span text:style-name="T242">)</text:span></text:p>
      <text:p text:style-name="P40"/>
      <text:p text:style-name="P10"><text:span text:style-name="T339">R</text:span><text:span text:style-name="T338">esist </text:span><text:span text:style-name="T240">▢ ▢ </text:span><text:span text:style-name="T338">► </text:span><text:span text:style-name="T237">When you </text:span><text:span text:style-name="T244">make a roll and </text:span><text:span text:style-name="T237">don’t like the complications the GM </text:span><text:span text:style-name="T244">describes</text:span><text:span text:style-name="T238">, </text:span><text:span text:style-name="T237">you can </text:span><text:span text:style-name="T298">⌞</text:span><text:span text:style-name="T390">resist consequences</text:span><text:span text:style-name="T240">⌝</text:span><text:span text:style-name="T237">.</text:span></text:p>
      <text:p text:style-name="P41"/>
      <text:p text:style-name="P11"><text:span text:style-name="T342">XP</text:span><text:span text:style-name="T338"> </text:span><text:span text:style-name="T240">▢ ▢ ▢ ▢ ▢ ▢ ▢ ▢ </text:span><text:span text:style-name="T343">►</text:span><text:span text:style-name="T240"> </text:span><text:span text:style-name="T248">You get XP </text:span><text:span text:style-name="T290">mostly for good </text:span><text:span text:style-name="T293">storytelling</text:span><text:span text:style-name="T290">.</text:span><text:span text:style-name="T248"> </text:span><text:span text:style-name="T247">When you fill your last XP, </text:span><text:span text:style-name="T298">⌞</text:span><text:span text:style-name="T391">level up⌝</text:span><text:span text:style-name="T291">.</text:span></text:p>
      <text:h text:style-name="Heading_20_2" text:outline-level="2">§ <text:span text:style-name="T450">Common </text:span>Aptitudes</text:h>
      <text:p text:style-name="P31"><text:span text:style-name="T210">These are </text:span><text:span text:style-name="T215">exciting </text:span><text:span text:style-name="T217">things</text:span><text:span text:style-name="T216"> </text:span><text:span text:style-name="T210">that </text:span><text:span text:style-name="T214">many</text:span><text:span text:style-name="T210"> could </text:span><text:span text:style-name="T229">get good at. </text:span><text:span text:style-name="T230">They broadly cover </text:span><text:span text:style-name="T236">a lot</text:span><text:span text:style-name="T230">, but no list can be perfect.</text:span></text:p>
      <text:p text:style-name="P62"/>
      <text:p text:style-name="P32"><text:span text:style-name="T387">○ </text:span><text:span text:style-name="T388">Expression</text:span><text:span text:style-name="T380"> </text:span><text:span text:style-name="T387">○ ○ ○</text:span><text:span text:style-name="T381"> ►</text:span><text:span text:style-name="T211"> </text:span><text:span text:style-name="T235">C</text:span><text:span text:style-name="T230">reating, </text:span><text:span text:style-name="T231">interpreting,</text:span><text:span text:style-name="T230"> or performing </text:span><text:span text:style-name="T233">representations of emotion or intellect</text:span><text:span text:style-name="T232">.</text:span></text:p>
      <text:p text:style-name="P63"/>
      <text:p text:style-name="P33"><text:span text:style-name="T379">○ </text:span><text:span text:style-name="T386">Operation</text:span><text:span text:style-name="T380"> </text:span><text:span text:style-name="T379">○ ○ ○</text:span><text:span text:style-name="T381"> ►</text:span><text:span text:style-name="T210"> </text:span><text:span text:style-name="T227">R</text:span><text:span text:style-name="T218">un</text:span><text:span text:style-name="T220">ning</text:span><text:span text:style-name="T218">, pilot</text:span><text:span text:style-name="T220">ing</text:span><text:span text:style-name="T218">, or command</text:span><text:span text:style-name="T220">ing</text:span><text:span text:style-name="T218"> subtle or intricate </text:span><text:span text:style-name="T222">mechanisms</text:span><text:span text:style-name="T218"> to reap maximum performance.</text:span></text:p>
      <text:p text:style-name="P64"/>
      <text:p text:style-name="P36"><text:span text:style-name="T1">○ </text:span><text:span text:style-name="T3">Administration </text:span><text:span text:style-name="T1">○ ○ ○</text:span><text:span text:style-name="T2"> ►</text:span><text:span text:style-name="T403"> Wrangling and managing minutiae—nothing slips through the cracks.</text:span></text:p>
      <text:p text:style-name="P36"/>
      <text:p text:style-name="P55"><text:span text:style-name="T102">○ </text:span><text:span text:style-name="T104">Nurturing</text:span><text:span text:style-name="T105"> </text:span><text:span text:style-name="T102">○ ○ ○ ►</text:span><text:span text:style-name="T107"> </text:span><text:span text:style-name="T137">P</text:span><text:span text:style-name="T119">rovid</text:span><text:span text:style-name="T124">ing</text:span><text:span text:style-name="T119"> just the right</text:span><text:span text:style-name="T118"> </text:span><text:span text:style-name="T122">encouragement, </text:span><text:span text:style-name="T118">support, </text:span><text:span text:style-name="T138">shelter</text:span><text:span text:style-name="T118">, or kick in the ass.</text:span></text:p>
      <text:p text:style-name="P42"/>
      <text:p text:style-name="P33"><text:span text:style-name="T381">○ </text:span><text:span text:style-name="T385">Fighting</text:span><text:span text:style-name="T380"> </text:span><text:span text:style-name="T381">○ ○ ○ ►</text:span><text:span text:style-name="T211"> </text:span><text:span text:style-name="T228">C</text:span><text:span text:style-name="T224">oordinating, </text:span><text:span text:style-name="T223">applying, and resisting purposeful </text:span><text:span text:style-name="T225">violence or force with </text:span><text:span text:style-name="T226">scary familiarity.</text:span></text:p>
      <text:p text:style-name="P65"/>
      <text:p text:style-name="P33"><text:span text:style-name="T381">○ </text:span><text:span text:style-name="T382">Athletics</text:span><text:span text:style-name="T380"> </text:span><text:span text:style-name="T381">○ ○ ○ ►</text:span><text:span text:style-name="T211"> </text:span><text:span text:style-name="T228">P</text:span><text:span text:style-name="T212">ush</text:span><text:span text:style-name="T221">ing</text:span><text:span text:style-name="T212"> yourself to the limit as you exert your body.</text:span></text:p>
      <text:p text:style-name="P66"/>
      <text:p text:style-name="P77"><text:span text:style-name="T381">○ </text:span><text:span text:style-name="T383">Research </text:span><text:span text:style-name="T381">○ ○ ○ ►</text:span><text:span text:style-name="T179"> </text:span><text:span text:style-name="T189">D</text:span><text:span text:style-name="T183">iscover</text:span><text:span text:style-name="T185">ing</text:span><text:span text:style-name="T183">, </text:span><text:span text:style-name="T182">examin</text:span><text:span text:style-name="T185">ing</text:span><text:span text:style-name="T181">, </text:span><text:span text:style-name="T182">and analyz</text:span><text:span text:style-name="T185">ing</text:span><text:span text:style-name="T182"> </text:span><text:span text:style-name="T181">knowledge </text:span><text:span text:style-name="T184">that others would overlook.</text:span></text:p>
      <text:p text:style-name="P67"/>
      <text:p text:style-name="P12"><text:span text:style-name="T211">○ </text:span><text:span text:style-name="T219">Engineering</text:span><text:span text:style-name="T213"> </text:span><text:span text:style-name="T211">○ ○ ○ ►</text:span><text:span text:style-name="T179"> </text:span><text:span text:style-name="T189">A</text:span><text:span text:style-name="T254">pply</text:span><text:span text:style-name="T256">ing</text:span><text:span text:style-name="T254"> knowledge and artifice to synthesize </text:span><text:span text:style-name="T277">novel</text:span><text:span text:style-name="T257"> </text:span><text:span text:style-name="T254">techniques </text:span><text:span text:style-name="T255">and</text:span><text:span text:style-name="T254"> artifacts.</text:span></text:p>
      <text:p text:style-name="P43"/>
      <text:p text:style-name="P13"><text:span text:style-name="T340">○ </text:span><text:span text:style-name="T346">Relations</text:span><text:span text:style-name="T341"> </text:span><text:span text:style-name="T340">○ ○ ○ ►</text:span><text:span text:style-name="T239"> </text:span><text:span text:style-name="T299">M</text:span><text:span text:style-name="T284">anipulating</text:span><text:span text:style-name="T249">,</text:span><text:span text:style-name="T258"> </text:span><text:span text:style-name="T260">negotiating, </text:span><text:span text:style-name="T283">or navigating</text:span><text:span text:style-name="T249"> </text:span><text:span text:style-name="T337">interpersonal</text:span><text:span text:style-name="T285"> relationship</text:span><text:span text:style-name="T337">s</text:span><text:span text:style-name="T251"> </text:span><text:span text:style-name="T249">with </text:span><text:span text:style-name="T288">deep </text:span><text:span text:style-name="T286">empathy</text:span><text:span text:style-name="T252"> </text:span><text:span text:style-name="T249">and </text:span><text:span text:style-name="T287">insight</text:span><text:span text:style-name="T249">—</text:span><text:span text:style-name="T270">we</text:span><text:span text:style-name="T269"> get it, you fuck.</text:span></text:p>
      <text:p text:style-name="P44"/>
      <text:p text:style-name="P14"><text:span text:style-name="T340">○ </text:span><text:span text:style-name="T344">Shady Shit </text:span><text:span text:style-name="T340">○ ○ ○ ►</text:span><text:span text:style-name="T239"> </text:span><text:span text:style-name="T299">P</text:span><text:span text:style-name="T245">ractic</text:span><text:span text:style-name="T258">ing</text:span><text:span text:style-name="T245"> the </text:span><text:span text:style-name="T260">secret</text:span><text:span text:style-name="T253"> </text:span><text:span text:style-name="T245">tricks of the trade for those who </text:span><text:span text:style-name="T246">lurk </text:span><text:span text:style-name="T250">beyond the edge of polite society</text:span><text:span text:style-name="T245">.</text:span></text:p>
      <text:p text:style-name="P45"/>
      <text:p text:style-name="P15"><text:span text:style-name="T340">○ </text:span><text:span text:style-name="T349">🗣</text:span><text:span text:style-name="T345">Spooky </text:span><text:span text:style-name="T344">Shit </text:span><text:span text:style-name="T340">○ ○ ○ ►</text:span><text:span text:style-name="T239"> </text:span><text:span text:style-name="T299">I</text:span><text:span text:style-name="T259">nteracting with the weird, esoteric, and uncanny on its own terms—</text:span><text:span text:style-name="T300">or at least you think so.</text:span></text:p>
      <text:p text:style-name="P46"/>
      <text:p text:style-name="P16"><text:span text:style-name="T340">○ </text:span><text:span text:style-name="T349">🗣</text:span><text:span text:style-name="T347">Profession</text:span><text:span text:style-name="T348">al Skills</text:span><text:span text:style-name="T341"> </text:span><text:span text:style-name="T340">○ ○ ○ ►</text:span><text:span text:style-name="T239"> </text:span><text:span text:style-name="T299">A</text:span><text:span text:style-name="T271">pplying </text:span><text:span text:style-name="T273">the </text:span><text:span text:style-name="T294">educated</text:span><text:span text:style-name="T276">, </text:span><text:span text:style-name="T292">practiced, or </text:span><text:span text:style-name="T295">specialized</text:span><text:span text:style-name="T276"> </text:span><text:span text:style-name="T272">knowledge and skills </text:span><text:span text:style-name="T273">of </text:span><text:span text:style-name="T292">your</text:span><text:span text:style-name="T275"> </text:span><text:span text:style-name="T297">trade or </text:span><text:span text:style-name="T296">p</text:span><text:span text:style-name="T292">rofession</text:span><text:span text:style-name="T274">.</text:span></text:p>
      <text:p text:style-name="P47"/>
      <text:h text:style-name="Heading_20_2" text:outline-level="2"><text:span text:style-name="T446">§ Story</text:span> Moves</text:h>
      <text:p text:style-name="P78"><text:span text:style-name="T239">“</text:span><text:span text:style-name="T278">Someone” means </text:span><text:span text:style-name="T282">a person or </text:span><text:span text:style-name="T278">anything animate. “</text:span><text:span text:style-name="T280">Something” means </text:span><text:span text:style-name="T289">anything</text:span><text:span text:style-name="T281"> </text:span><text:span text:style-name="T280">inanimate.</text:span></text:p>
      <text:p text:style-name="P37"/>
      <text:p text:style-name="P79"><text:span text:style-name="T394">Fuck ‘em up</text:span><text:span text:style-name="T384"> ►</text:span><text:span text:style-name="T186"> </text:span><text:span text:style-name="T208">You want to injure, incapacitate, or kill someone</text:span><text:span text:style-name="T187">, </text:span><text:span text:style-name="T188">so y</text:span><text:span text:style-name="T180">ou </text:span><text:span text:style-name="T209">get your hands dirty.</text:span></text:p>
      <text:p text:style-name="P48"/>
      <text:p text:style-name="P91"><text:span text:style-name="T395">Compel compliance</text:span><text:span text:style-name="T354"> ► </text:span><text:span text:style-name="T261">You want </text:span><text:span text:style-name="T279">someone</text:span><text:span text:style-name="T261"> </text:span><text:span text:style-name="T265">to </text:span><text:span text:style-name="T261">do </text:span><text:span text:style-name="T268">your will</text:span><text:span text:style-name="T261">, so you </text:span><text:span text:style-name="T267">direct, </text:span><text:span text:style-name="T266">entice, </text:span><text:span text:style-name="T262">coerce, </text:span><text:span text:style-name="T263">or force </text:span><text:span text:style-name="T264">them</text:span><text:span text:style-name="T261">.</text:span></text:p>
      <text:p text:style-name="P95"/>
      <text:p text:style-name="P58"><text:span text:style-name="T101">Un-ass the area</text:span> ►<text:span text:style-name="T4"> </text:span><text:span text:style-name="T47">You don’t want </text:span><text:span text:style-name="T84">(</text:span><text:span text:style-name="T82">someone</text:span><text:span text:style-name="T84">)</text:span><text:span text:style-name="T82"> </text:span><text:span text:style-name="T47">to </text:span><text:span text:style-name="T85">get injured or hurt</text:span><text:span text:style-name="T125">, so y</text:span><text:span text:style-name="T6">ou </text:span><text:span text:style-name="T83">(help them) </text:span><text:span text:style-name="T36">dodge, evade, </text:span><text:span text:style-name="T86">flee, or </text:span><text:span text:style-name="T87">shelter from</text:span><text:span text:style-name="T36"> </text:span><text:span text:style-name="T37">an </text:span><text:span text:style-name="T6">attack </text:span><text:span text:style-name="T33">or </text:span><text:span text:style-name="T37">mishap</text:span><text:span text:style-name="T6">. </text:span></text:p>
      <text:p text:style-name="P68"/>
      <text:p text:style-name="P94"><text:span text:style-name="T97">Parkour!</text:span><text:span text:style-name="T106"> ►</text:span><text:span text:style-name="T145"> </text:span><text:span text:style-name="T146">You want to be </text:span><text:span text:style-name="T147">some other specific place</text:span><text:span text:style-name="T146">, urgently, </text:span><text:span text:style-name="T148">so you traverse terrain that’s</text:span><text:span text:style-name="T146"> challenging or dangerous in its own right</text:span><text:span text:style-name="T149">—</text:span><text:span text:style-name="T150">the terrain need not be concrete.</text:span></text:p>
      <text:p text:style-name="P95"/>
      <text:p text:style-name="P92"><text:span text:style-name="T96">Make it chooch</text:span><text:span text:style-name="T103"> ►</text:span><text:span text:style-name="T108"> </text:span><text:span text:style-name="T126">You want a </text:span><text:span text:style-name="T121">broken, </text:span><text:span text:style-name="T123">unreliable,</text:span><text:span text:style-name="T121"> </text:span><text:span text:style-name="T120">or unfamiliar </text:span><text:span text:style-name="T132">mechanism or </text:span><text:span text:style-name="T108">artifact </text:span><text:span text:style-name="T128">to</text:span><text:span text:style-name="T108"> do </text:span><text:span text:style-name="T126">something useful</text:span><text:span text:style-name="T108">, </text:span><text:span text:style-name="T126">so you </text:span><text:span text:style-name="T129">roll up your sleeves </text:span><text:span text:style-name="T131">and</text:span><text:span text:style-name="T129"> </text:span><text:span text:style-name="T126">get to </text:span><text:span text:style-name="T127">work</text:span><text:span text:style-name="T130">.</text:span></text:p>
      <text:p text:style-name="P96"/>
      <text:p text:style-name="P56"><text:span text:style-name="T93">Go apeshit</text:span> ►<text:span text:style-name="T4"> </text:span><text:span text:style-name="T45">You want </text:span><text:span text:style-name="T46">some </text:span><text:span text:style-name="T45">inanimate </text:span><text:span text:style-name="T46">object to stop working or existing, so you disrupt, </text:span><text:span text:style-name="T58">ruin</text:span><text:span text:style-name="T46">, or destroy it.</text:span></text:p>
      <text:p text:style-name="P69"/>
      <text:p text:style-name="P60"><text:span text:style-name="T93">Medic!</text:span> ►<text:span text:style-name="T4"> </text:span><text:span text:style-name="T133">You want to stabilize </text:span><text:span text:style-name="T134">or improve </text:span><text:span text:style-name="T133">someone’s ⌞health⌝</text:span><text:span text:style-name="T48">, so you </text:span><text:span text:style-name="T43">attend</text:span><text:span text:style-name="T40"> </text:span><text:span text:style-name="T48">to their </text:span><text:span text:style-name="T4">injuries or illness.</text:span></text:p>
      <text:p text:style-name="P70"/>
      <text:p text:style-name="P57"><text:span text:style-name="T93">Scope </text:span><text:span text:style-name="T98">it out</text:span> ►<text:span text:style-name="T4"> </text:span><text:span text:style-name="T49">You want more </text:span><text:span text:style-name="T56">details and </text:span><text:span text:style-name="T49">information about your surroundings</text:span><text:span text:style-name="T54"> or their </text:span><text:span text:style-name="T55">contents and </text:span><text:span text:style-name="T54">inhabitants</text:span><text:span text:style-name="T49">, so y</text:span><text:span text:style-name="T40">ou survey, observe, </text:span><text:span text:style-name="T44">and intuit</text:span><text:span text:style-name="T7">.</text:span></text:p>
      <text:p text:style-name="P71"/>
      <text:p text:style-name="P61"><text:span text:style-name="T93">Connect the dots</text:span> ►<text:span text:style-name="T4"> </text:span><text:span text:style-name="T50">You want </text:span><text:span text:style-name="T52">to extract </text:span><text:span text:style-name="T53">useful</text:span><text:span text:style-name="T52"> information from </text:span><text:span text:style-name="T53">clues, </text:span><text:span text:style-name="T52">data, </text:span><text:span text:style-name="T53">or details</text:span><text:span text:style-name="T52"> you’ve got, </text:span><text:span text:style-name="T57">so you apply and collate </text:span><text:span text:style-name="T59">what you know</text:span><text:span text:style-name="T57">.</text:span></text:p>
      <text:p text:style-name="P72"/>
      <text:p text:style-name="P59"><text:span text:style-name="T99">Schmooze ‘em</text:span><text:span text:style-name="T404"> ►</text:span><text:span text:style-name="T5"> </text:span><text:span text:style-name="T50">You want to</text:span><text:span text:style-name="T41"> build</text:span><text:span text:style-name="T5"> rapport, trust, </text:span><text:span text:style-name="T61">or </text:span><text:span text:style-name="T62">graces</text:span><text:span text:style-name="T5"> with someone, </text:span><text:span text:style-name="T50">so you do something you think they’ll like or respect.</text:span></text:p>
      <text:p text:style-name="P73"/>
      <text:p text:style-name="P93"><text:span text:style-name="T93">Fool ‘em</text:span> ►<text:span text:style-name="T4"> </text:span><text:span text:style-name="T51">You want to control what someone believes, so y</text:span><text:span text:style-name="T42">ou deceive or misdirect</text:span><text:span text:style-name="T4"> </text:span><text:span text:style-name="T51">them</text:span><text:span text:style-name="T4">.</text:span></text:p>
      <text:p text:style-name="P97"/>
      <text:p text:style-name="P98"><text:span text:style-name="T393">Go dark</text:span><text:span text:style-name="T379"> ►</text:span><text:span text:style-name="T178"> </text:span><text:span text:style-name="T190">You want to avoid the consequences of discovery or detection, </text:span><text:span text:style-name="T191">so you take precautions or </text:span><text:span text:style-name="T192">special </text:span><text:span text:style-name="T191">care.</text:span></text:p>
      <text:h text:style-name="Heading_20_2" text:outline-level="2"><text:soft-page-break/><text:span text:style-name="T448">§ Common </text:span>Moves</text:h>
      <text:p text:style-name="P17"><text:span text:style-name="T93">Resist consequences</text:span> ►<text:span text:style-name="T4"> </text:span><text:span text:style-name="T64">If y</text:span><text:span text:style-name="T301">ou don’t like the consequences or complications the GM </text:span><text:span text:style-name="T302">describes</text:span><text:span text:style-name="T301"> </text:span><text:span text:style-name="T303">when you </text:span><text:span text:style-name="T350">🡖🡓</text:span><text:span text:style-name="T238"> </text:span><text:span text:style-name="T304">on a </text:span><text:span text:style-name="T298">⌞</text:span><text:span text:style-name="T304">story move⌝,</text:span><text:span text:style-name="T238"> </text:span><text:span text:style-name="T244">speak up and </text:span><text:span text:style-name="T351">s</text:span><text:span text:style-name="T352">pend 1 Resist</text:span><text:span text:style-name="T305"> to </text:span><text:span text:style-name="T306">insist they invent something less drastic </text:span><text:span text:style-name="T307">instead. </text:span><text:span text:style-name="T308">This isn’t the same as </text:span><text:span text:style-name="T298">⌞</text:span><text:span text:style-name="T392">dispute fiction⌝</text:span><text:span text:style-name="T308">; resist consequences whenever you think it’s </text:span><text:span text:style-name="T309">advantageous</text:span><text:span text:style-name="T308"> </text:span><text:span text:style-name="T310">in-game.</text:span></text:p>
      <text:p text:style-name="P49"/>
      <text:p text:style-name="P18"><text:span text:style-name="T94">Buy </text:span><text:span text:style-name="T93">Resist</text:span> ►<text:span text:style-name="T4"> </text:span><text:span text:style-name="T73">Any time you make a </text:span><text:span text:style-name="T298">⌞</text:span><text:span text:style-name="T135">story move⌝ and</text:span><text:span text:style-name="T73"> </text:span><text:span text:style-name="T234">🡕</text:span><text:span text:style-name="T350">🡒</text:span><text:span text:style-name="T238">, </text:span><text:span text:style-name="T311">you </text:span><text:span text:style-name="T312">can </text:span><text:span text:style-name="T311">announce that you wish to convert it to </text:span><text:span text:style-name="T350">🡖</text:span><text:span text:style-name="T238"> </text:span><text:span text:style-name="T311">and restore 1 Resist. </text:span><text:span text:style-name="T335">The GM has veto, but you </text:span><text:span text:style-name="T336">should suggest the</text:span><text:span text:style-name="T335"> complication or cost.</text:span></text:p>
      <text:p text:style-name="P50"/>
      <text:p text:style-name="P100"><text:span text:style-name="T396">Lead the group</text:span><text:span text:style-name="T406"> ► </text:span><text:span text:style-name="T154">Spend 1 Resist. </text:span><text:span text:style-name="T423">Y</text:span><text:span text:style-name="T422">ou lead </text:span><text:span text:style-name="T424">others </text:span><text:span text:style-name="T422">in a </text:span><text:span text:style-name="T355">⌞</text:span><text:span text:style-name="T154">story move⌝ </text:span><text:span text:style-name="T156">where you’ll succeed or fail as a group</text:span><text:span text:style-name="T154">. </text:span><text:span text:style-name="T155">You r</text:span><text:span text:style-name="T154">oll the move as normal</text:span><text:span text:style-name="T169"> </text:span><text:span text:style-name="T155">and everyone canonically shares your result</text:span><text:span text:style-name="T154">. </text:span><text:span text:style-name="T160">Before you continue the story, use your result from the story move below:</text:span></text:p>
      <text:p text:style-name="P51"/>
      <text:p text:style-name="P99"><text:span text:style-name="T377">🡕</text:span><text:span text:style-name="T356"> You restore 1 Resist </text:span><text:span text:style-name="T357">and continue the story.</text:span></text:p>
      <text:p text:style-name="P101"><text:span text:style-name="T377">🡒🡖</text:span><text:span text:style-name="T358"> </text:span><text:span text:style-name="T359">E</text:span><text:span text:style-name="T360">veryone else rolls the same story move. </text:span><text:span text:style-name="T361">T</text:span><text:span text:style-name="T360">hey are free to describe </text:span><text:span text:style-name="T361">their actions </text:span><text:span text:style-name="T360">individually, </text:span><text:span text:style-name="T362">along with </text:span><text:span text:style-name="T360">what </text:span><text:span text:style-name="T363">aptitudes</text:span><text:span text:style-name="T360"> they’re </text:span><text:span text:style-name="T363">exercising</text:span><text:span text:style-name="T360">. </text:span><text:span text:style-name="T364">Their results don’t change the </text:span><text:span text:style-name="T365">story</text:span><text:span text:style-name="T364">, but i</text:span><text:span text:style-name="T360">f everyone </text:span><text:span text:style-name="T377">🡕🡒🡖</text:span><text:span text:style-name="T449">,</text:span><text:span text:style-name="T366"> </text:span><text:span text:style-name="T360">you </text:span><text:span text:style-name="T367">restore</text:span><text:span text:style-name="T360"> 1 Resist </text:span><text:span text:style-name="T375">before continuing </text:span><text:span text:style-name="T376">the story.</text:span></text:p>
      <text:p text:style-name="P88"/>
      <text:p text:style-name="P83">Grit your teeth<text:span text:style-name="T107"> </text:span><text:span text:style-name="T161">► </text:span><text:span text:style-name="T153">In order to resist or overcome some overwhelming feeling or compulsion, you summon all of your willpower and determination.</text:span></text:p>
      <text:p text:style-name="P75"/>
      <text:p text:style-name="P84"><text:span text:style-name="T166">When you make this move, decide with the GM on </text:span><text:span text:style-name="T167">how much the feeling or compulsion resonates with your Concept and Drives</text:span><text:span text:style-name="T164">:</text:span></text:p>
      <text:list xml:id="list330438804" text:style-name="L1">
        <text:list-item>
          <text:p text:style-name="P107"><text:span text:style-name="T170">⊞⌊−</text:span><text:span text:style-name="T172">1⌋ </text:span><text:span text:style-name="T168">if it reinforces your concept.</text:span></text:p>
        </text:list-item>
        <text:list-item>
          <text:p text:style-name="P110"><text:span text:style-name="T170">⊞⌊</text:span><text:span text:style-name="T173">+0⌋</text:span><text:span text:style-name="T168"> if it has nothing to do with your concept.</text:span></text:p>
        </text:list-item>
        <text:list-item>
          <text:p text:style-name="P110"><text:span text:style-name="T170">⊞⌊</text:span><text:span text:style-name="T173">+1⌋</text:span><text:span text:style-name="T168"> if it opposes your concept.</text:span></text:p>
        </text:list-item>
      </text:list>
      <text:p text:style-name="P76"/>
      <text:p text:style-name="P102"><text:span text:style-name="T210">🡕</text:span><text:span text:style-name="T178"> </text:span><text:span text:style-name="T204">You resist or overcome the feeling/compulsion, and you get 1XP.</text:span></text:p>
      <text:p text:style-name="P103"><text:span text:style-name="T389">🡒</text:span><text:span text:style-name="T203"> </text:span><text:span text:style-name="T205">You resist or overcome the feeling/compulsion.</text:span></text:p>
      <text:p text:style-name="P102"><text:span text:style-name="T210">🡖</text:span><text:span text:style-name="T178"> </text:span><text:span text:style-name="T206">You suppress the feeling/compulsion, but it’s still there. </text:span><text:span text:style-name="T207">Choose a related</text:span><text:span text:style-name="T206"> ⌞status⌝ </text:span><text:span text:style-name="T207">to keep </text:span><text:span text:style-name="T206">for the rest of the scene.</text:span></text:p>
      <text:p text:style-name="P104"><text:span text:style-name="T171">🡓</text:span><text:span text:style-name="T162"> </text:span><text:span text:style-name="T163">You </text:span><text:span text:style-name="T165">spend 1 Resist </text:span><text:span text:style-name="T174">or</text:span><text:span text:style-name="T163"> succumb to the feeling/compulsion.</text:span></text:p>
      <text:p text:style-name="P89"><text:span text:style-name="T93">Take harm</text:span> ► <text:span text:style-name="T74">You take </text:span><text:span text:style-name="T298">⌞</text:span><text:span text:style-name="T136">harm</text:span><text:span text:style-name="T313">⌝</text:span><text:span text:style-name="T74"> when you’re injured or hurt in some way (or if a move says so). </text:span><text:span text:style-name="T314">Unless a move says specifically how much harm </text:span><text:span text:style-name="T315">you take</text:span><text:span text:style-name="T314">, </text:span><text:span text:style-name="T316">use the </text:span><text:span text:style-name="T317">harm scale </text:span><text:span text:style-name="T313">in the Meta playbook.</text:span></text:p>
      <text:p text:style-name="P38"/>
      <text:p text:style-name="P19"><text:span text:style-name="T313">W</text:span><text:span text:style-name="T237">hen you take harm, </text:span><text:span text:style-name="T318">take these steps:</text:span></text:p>
      <text:p text:style-name="P39"/>
      <text:list xml:id="list1266771974" text:style-name="L2">
        <text:list-item>
          <text:p text:style-name="P108"><text:span text:style-name="T237">Make any moves you </text:span><text:span text:style-name="T378">can</text:span><text:span text:style-name="T237"> make.</text:span></text:p>
        </text:list-item>
        <text:list-item>
          <text:p text:style-name="P111"><text:span text:style-name="T237">Make any moves you </text:span><text:span text:style-name="T378">must</text:span><text:span text:style-name="T237"> make.</text:span></text:p>
        </text:list-item>
        <text:list-item>
          <text:p text:style-name="P116"><text:span text:style-name="T318">Decide </text:span><text:span text:style-name="T319">if you have ⌞armor⌝ that </text:span><text:span text:style-name="T320">applies</text:span><text:span text:style-name="T319">.</text:span></text:p>
        </text:list-item>
        <text:list-item>
          <text:p text:style-name="P112"><text:span text:style-name="T321">If </text:span><text:span text:style-name="T322">now</text:span><text:span text:style-name="T323"> ⌊harm</text:span><text:span text:style-name="T324"> </text:span><text:span text:style-name="T321">≤ 0⌋, </text:span><text:span text:style-name="T325">this move is over. </text:span><text:span text:style-name="T326">Otherwise continue.</text:span></text:p>
        </text:list-item>
        <text:list-item>
          <text:p text:style-name="P113"><text:span text:style-name="T325">T</text:span><text:span text:style-name="T237">ell the GM how much harm you’re taking. They’ll roll </text:span><text:span text:style-name="T327">some dice </text:span><text:span text:style-name="T237">and </text:span><text:span text:style-name="T328">say </text:span><text:span text:style-name="T237">if </text:span><text:span text:style-name="T329">anything changes.</text:span></text:p>
        </text:list-item>
        <text:list-item>
          <text:p text:style-name="P117">Write down any status you may have gotten.</text:p>
        </text:list-item>
        <text:list-item>
          <text:p text:style-name="P117">Lose 1 health for each harm.</text:p>
        </text:list-item>
        <text:list-item>
          <text:p text:style-name="P114"><text:span text:style-name="T237">If you have 0 health, ⌞</text:span><text:span text:style-name="T390">you die⌝</text:span><text:span text:style-name="T237"> </text:span><text:span text:style-name="T330">and this </text:span><text:span text:style-name="T331">move is over.</text:span></text:p>
        </text:list-item>
        <text:list-item>
          <text:p text:style-name="P115"><text:span text:style-name="T237">Make any moves you </text:span><text:span text:style-name="T378">must</text:span><text:span text:style-name="T237"> make when you lose health (vs take harm).</text:span></text:p>
          <text:p text:style-name="P122"/>
        </text:list-item>
      </text:list>
      <text:p text:style-name="P80"><text:span text:style-name="T353">A</text:span><text:span text:style-name="T338">rmor ►</text:span><text:span text:style-name="T237"> Armor is </text:span><text:span text:style-name="T332">worn</text:span><text:span text:style-name="T237"> to protect you from </text:span><text:span text:style-name="T298">⌞</text:span><text:span text:style-name="T237">harm⌝. </text:span><text:span text:style-name="T332">Armor has a rating in the range 1-3. </text:span><text:span text:style-name="T333">If it would make sense for your armor to protect you from the kind of harm you’re taking, reduce the harm by the armor’s rating.</text:span></text:p>
      <text:p text:style-name="P52"/>
      <text:p text:style-name="P20"><text:span text:style-name="T368">When determining the rating of armor, look at the </text:span><text:span text:style-name="T369">harm </text:span><text:span text:style-name="T368">scale and decide what </text:span><text:span text:style-name="T370">severity</text:span><text:span text:style-name="T371"> </text:span><text:span text:style-name="T368">of injury the armor would protect you from.</text:span></text:p>
      <text:p text:style-name="P53"/>
      <text:p text:style-name="P21"><text:span text:style-name="T93">You die</text:span> ► <text:span text:style-name="T4">You’ve lost your last </text:span><text:span text:style-name="T298">⌞</text:span><text:span text:style-name="T4">health⌝ or a move says </text:span><text:span text:style-name="T117">you die</text:span><text:span text:style-name="T4">. </text:span><text:span text:style-name="T10">You can go sweetly into the night and build a new character </text:span><text:span text:style-name="T11">to </text:span><text:span text:style-name="T24">love</text:span><text:span text:style-name="T12">. </text:span><text:span text:style-name="T13">Or…</text:span></text:p>
      <text:p text:style-name="P34"/>
      <text:p text:style-name="P22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8">1 </text:span><text:span text:style-name="T19">health</text:span><text:span text:style-name="T18"> and </text:span><text:span text:style-name="T4">a permanent, </text:span><text:span text:style-name="T14">severe</text:span><text:span text:style-name="T4"> </text:span><text:span text:style-name="T355">⌞</text:span><text:span text:style-name="T4">status⌝ of the GM’s choice. </text:span><text:span text:style-name="T16">Explain </text:span><text:span text:style-name="T89">to the group </text:span><text:span text:style-name="T16">what happened.</text:span></text:p>
      <text:p text:style-name="P35"/>
      <text:p text:style-name="P23"/>
      <text:p text:style-name="P90"><text:span text:style-name="T100">Recuperate health</text:span><text:span text:style-name="T95"> ►</text:span><text:span text:style-name="T139"> </text:span><text:span text:style-name="T140">If you don’t have access to accelerated healing, you can heal naturally by resting and recuperating. It takes 1 month of limited exertion to heal 1 health. </text:span><text:span text:style-name="T143">Any time</text:span><text:span text:style-name="T140"> you engage in </text:span><text:span text:style-name="T144">an</text:span><text:span text:style-name="T140"> activity that would strain or exert the injured part of your body, </text:span><text:span text:style-name="T141">you </text:span><text:span text:style-name="T142">make no </text:span><text:span text:style-name="T141">progress </text:span><text:span text:style-name="T142">healing </text:span><text:span text:style-name="T141">that week</text:span><text:span text:style-name="T140">. If you </text:span><text:span text:style-name="T151">lose health again </text:span><text:span text:style-name="T152">while healing</text:span><text:span text:style-name="T151">, </text:span><text:span text:style-name="T140">start over.</text:span></text:p>
      <text:p text:style-name="P85"/>
      <text:p text:style-name="P25"><text:span text:style-name="T95">Earn </text:span><text:span text:style-name="T93">XP</text:span> ►<text:span text:style-name="T4"> </text:span><text:span text:style-name="T25">When you finish a play session</text:span><text:span text:style-name="T407">, </text:span><text:span text:style-name="T408">it’s time to </text:span><text:span text:style-name="T416">decide</text:span><text:span text:style-name="T408"> what ⌞XP⌝ you’ve earned</text:span><text:span text:style-name="T414">. </text:span><text:span text:style-name="T408">Talk as a group about this: maybe they remember something you forgot. </text:span><text:span text:style-name="T409">Ultimately, though, it’s up to you.</text:span></text:p>
      <text:p text:style-name="P81"/>
      <text:p text:style-name="P26"><text:span text:style-name="T409">Y</text:span><text:span text:style-name="T406">ou get 1 XP for each item </text:span><text:span text:style-name="T419">below that</text:span><text:span text:style-name="T406"> you </text:span><text:span text:style-name="T415">(not the GM) </text:span><text:span text:style-name="T406">think is true for this play session. </text:span><text:span text:style-name="T420">Y</text:span><text:span text:style-name="T419">ou can only take </text:span><text:span text:style-name="T420">each item </text:span><text:span text:style-name="T419">once, even if you did the thing multiple times in the session.</text:span></text:p>
      <text:p text:style-name="P82"/>
      <text:list xml:id="list922593247" text:style-name="L3">
        <text:list-item>
          <text:p text:style-name="P109"><text:span text:style-name="T425">A</text:span><text:span text:style-name="T406">t no point did </text:span><text:span text:style-name="T92">⌞you die⌝</text:span><text:span text:style-name="T153">.</text:span></text:p>
        </text:list-item>
        <text:list-item>
          <text:p text:style-name="P118"><text:span text:style-name="T425">Y</text:span><text:span text:style-name="T406">ou made a particularly badass </text:span><text:span text:style-name="T428">or clutch</text:span><text:span text:style-name="T406"> </text:span><text:span text:style-name="T153">⌞</text:span><text:span text:style-name="T158">story move⌝</text:span><text:span text:style-name="T406"> that </text:span><text:span text:style-name="T413">reinforced your</text:span><text:span text:style-name="T410"> Concept.</text:span></text:p>
        </text:list-item>
        <text:list-item>
          <text:p text:style-name="P119"><text:span text:style-name="T425">Y</text:span><text:span text:style-name="T406">ou </text:span><text:span text:style-name="T412">suffered</text:span><text:span text:style-name="T406"> a particularly painful (or hilarious) blunder </text:span><text:span text:style-name="T417">as a result of</text:span><text:span text:style-name="T406"> </text:span><text:span text:style-name="T411">playing to your Concept—</text:span><text:span text:style-name="T426">this </text:span><text:span text:style-name="T175">doesn’t</text:span><text:span text:style-name="T426"> have to be a </text:span><text:span text:style-name="T444">bad</text:span><text:span text:style-name="T427"> roll.</text:span></text:p>
        </text:list-item>
        <text:list-item>
          <text:p text:style-name="P120"><text:span text:style-name="T425">Y</text:span><text:span text:style-name="T406">ou </text:span><text:span text:style-name="T418">made </text:span><text:span text:style-name="T435">a </text:span><text:span text:style-name="T159">⌞</text:span><text:span text:style-name="T157">story move⌝ </text:span><text:span text:style-name="T418">to pursue</text:span><text:span text:style-name="T406"> </text:span><text:span text:style-name="T421">a </text:span><text:span text:style-name="T406">Drive.</text:span></text:p>
        </text:list-item>
        <text:list-item>
          <text:p text:style-name="P121"><text:span text:style-name="T406">You offer the GM </text:span><text:span text:style-name="T431">honest-</text:span><text:span text:style-name="T430">but-</text:span><text:span text:style-name="T432">g</text:span><text:span text:style-name="T406">entle constructive </text:span><text:span text:style-name="T434">feedback </text:span><text:span text:style-name="T406">when the</text:span><text:span text:style-name="T429">y do </text:span><text:span text:style-name="T433">GM </text:span><text:span text:style-name="T406">XP.</text:span></text:p>
          <text:p text:style-name="P123"/>
        </text:list-item>
      </text:list>
      <text:p text:style-name="P24"><text:span text:style-name="T95">Level up</text:span><text:span text:style-name="T445"> ►</text:span><text:span text:style-name="T38"> </text:span><text:span text:style-name="T60">When you fill your last XP, </text:span><text:span text:style-name="T75">you can </text:span><text:span text:style-name="T60">spend all your XP to</text:span><text:span text:style-name="T39"> </text:span><text:span text:style-name="T60">f</text:span><text:span text:style-name="T193">ill </text:span><text:span text:style-name="T194">a </text:span><text:span text:style-name="T179">○ </text:span><text:span text:style-name="T195">in your playbook—</text:span><text:span text:style-name="T196">y</text:span><text:span text:style-name="T197">ou must fulfill all other criteria to buy the item.</text:span><text:span text:style-name="T334"> </text:span><text:span text:style-name="T349">🗣 </text:span><text:span text:style-name="T397">Instead</text:span><text:span text:style-name="T198"> of </text:span><text:span text:style-name="T199">buy</text:span><text:span text:style-name="T200">ing </text:span><text:span text:style-name="T201">a </text:span><text:span text:style-name="T179">○</text:span><text:span text:style-name="T198">, </text:span><text:span text:style-name="T202">the GM </text:span><text:span text:style-name="T398">might let you buy </text:span><text:span text:style-name="T399">or remove a permanent </text:span><text:span text:style-name="T355">⌞</text:span><text:span text:style-name="T399">status⌝</text:span><text:span text:style-name="T400">. </text:span><text:span text:style-name="T401">You </text:span><text:span text:style-name="T402">probably </text:span><text:span text:style-name="T401">can’t </text:span><text:span text:style-name="T402">buy a </text:span><text:span text:style-name="T372">△, </text:span><text:span text:style-name="T373">but you could ask </text:span><text:span text:style-name="T374">anyway.</text:span></text:p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3db55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" fo:font-family="'DejaVu Sans'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15T13:39:16.337013568</dc:date>
    <meta:editing-duration>P25DT13H19M58S</meta:editing-duration>
    <meta:editing-cycles>3605</meta:editing-cycles>
    <meta:generator>LibreOffice/6.0.7.3$Linux_X86_64 LibreOffice_project/00m0$Build-3</meta:generator>
    <meta:print-date>2021-12-08T21:29:11.705578043</meta:print-date>
    <meta:document-statistic meta:table-count="0" meta:image-count="0" meta:object-count="0" meta:page-count="2" meta:paragraph-count="95" meta:word-count="1624" meta:character-count="8709" meta:non-whitespace-character-count="7190"/>
  </office:meta>
</office:document-meta>
</file>